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none" draw:fill="none" draw:textarea-vertical-align="middle" fo:min-height="0.499cm" fo:min-width="2.54cm" fo:padding-top="0.071cm" fo:padding-bottom="0.071cm" fo:padding-left="0.071cm" fo:padding-right="0.071cm"/>
    </style:style>
    <style:style style:name="gr3"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4"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5"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6"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7"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9"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0.923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94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0.363cm" fo:min-width="2.54cm" fo:padding-top="0.071cm" fo:padding-bottom="0.071cm" fo:padding-left="0.071cm" fo:padding-right="0.071cm"/>
    </style:style>
    <style:style style:name="gr13" style:family="graphic" style:parent-style-name="standard">
      <style:graphic-properties draw:stroke="none" draw:fill="none" draw:textarea-vertical-align="middle" fo:min-height="2.553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8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0.663cm" fo:min-width="2.54cm" fo:padding-top="0.071cm" fo:padding-bottom="0.071cm" fo:padding-left="0.071cm" fo:padding-right="0.071cm"/>
    </style:style>
    <style:style style:name="gr16"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17"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18" style:family="graphic" style:parent-style-name="standard">
      <style:graphic-properties draw:stroke="none" draw:fill="none" draw:textarea-vertical-align="middle" fo:min-height="2.158cm" fo:min-width="2.54cm" fo:padding-top="0.071cm" fo:padding-bottom="0.071cm" fo:padding-left="0.071cm" fo:padding-right="0.071cm"/>
    </style:style>
    <style:style style:name="gr19"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20"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21"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22"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24"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25"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26" style:family="graphic" style:parent-style-name="standard">
      <style:graphic-properties draw:stroke="none" draw:fill="none" draw:textarea-vertical-align="middle" fo:min-height="1.728cm" fo:min-width="2.54cm" fo:padding-top="0.071cm" fo:padding-bottom="0.071cm" fo:padding-left="0.071cm" fo:padding-right="0.071cm"/>
    </style:style>
    <style:style style:name="gr27"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28"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29" style:family="graphic" style:parent-style-name="standard">
      <style:graphic-properties draw:stroke="none" draw:fill="none" draw:textarea-vertical-align="middle" fo:min-height="2.063cm" fo:min-width="2.54cm" fo:padding-top="0.071cm" fo:padding-bottom="0.071cm" fo:padding-left="0.071cm" fo:padding-right="0.071cm"/>
    </style:style>
    <style:style style:name="gr30" style:family="graphic" style:parent-style-name="standard">
      <style:graphic-properties draw:stroke="none" draw:fill="none" draw:textarea-vertical-align="middle" fo:min-height="2.562cm" fo:min-width="2.54cm" fo:padding-top="0.071cm" fo:padding-bottom="0.071cm" fo:padding-left="0.071cm" fo:padding-right="0.071cm"/>
    </style:style>
    <style:style style:name="gr31" style:family="graphic" style:parent-style-name="standard">
      <style:graphic-properties draw:stroke="none" draw:fill="none" draw:textarea-vertical-align="middle" fo:min-height="2.364cm" fo:min-width="2.54cm" fo:padding-top="0.071cm" fo:padding-bottom="0.071cm" fo:padding-left="0.071cm" fo:padding-right="0.071cm"/>
    </style:style>
    <style:style style:name="gr32" style:family="graphic" style:parent-style-name="standard">
      <style:graphic-properties draw:stroke="none" draw:fill="none" draw:textarea-vertical-align="middle" fo:min-height="0.508cm" fo:min-width="2.54cm" fo:padding-top="0.141cm" fo:padding-bottom="0.141cm" fo:padding-left="0.141cm" fo:padding-right="0.141cm"/>
    </style:style>
    <style:style style:name="gr33" style:family="graphic" style:parent-style-name="standard">
      <style:graphic-properties draw:stroke="none" draw:fill="none" draw:textarea-vertical-align="middle" fo:min-height="2.948cm" fo:min-width="2.54cm" fo:padding-top="0.071cm" fo:padding-bottom="0.071cm" fo:padding-left="0.071cm" fo:padding-right="0.071cm"/>
    </style:style>
    <style:style style:name="gr34" style:family="graphic" style:parent-style-name="standard">
      <style:graphic-properties draw:stroke="none" draw:fill="none" draw:textarea-vertical-align="middle" fo:min-height="3.143cm" fo:min-width="2.54cm" fo:padding-top="0.071cm" fo:padding-bottom="0.071cm" fo:padding-left="0.071cm" fo:padding-right="0.071cm"/>
    </style:style>
    <style:style style:name="gr35" style:family="graphic" style:parent-style-name="standard">
      <style:graphic-properties draw:stroke="none" draw:fill="none" draw:textarea-vertical-align="middle" fo:min-height="2.451cm" fo:min-width="2.54cm" fo:padding-top="0.071cm" fo:padding-bottom="0.071cm" fo:padding-left="0.071cm" fo:padding-right="0.071cm"/>
    </style:style>
    <style:style style:name="gr36"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37" style:family="graphic" style:parent-style-name="standard">
      <style:graphic-properties draw:stroke="none" draw:fill="none" draw:textarea-vertical-align="middle" fo:min-height="1.463cm" fo:min-width="2.54cm" fo:padding-top="0.071cm" fo:padding-bottom="0.071cm" fo:padding-left="0.071cm" fo:padding-right="0.071cm"/>
    </style:style>
    <style:style style:name="gr38"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39" style:family="graphic" style:parent-style-name="standard">
      <style:graphic-properties draw:stroke="none" draw:fill="none" draw:textarea-vertical-align="middle" fo:min-height="3.858cm" fo:min-width="2.54cm" fo:padding-top="0.071cm" fo:padding-bottom="0.071cm" fo:padding-left="0.071cm" fo:padding-right="0.071cm"/>
    </style:style>
    <style:style style:name="gr40"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41" style:family="graphic" style:parent-style-name="standard">
      <style:graphic-properties draw:stroke="none" draw:fill="none" draw:textarea-vertical-align="middle" fo:min-height="2.061cm" fo:min-width="2.54cm" fo:padding-top="0.071cm" fo:padding-bottom="0.071cm" fo:padding-left="0.071cm" fo:padding-right="0.071cm"/>
    </style:style>
    <style:style style:name="gr42" style:family="graphic" style:parent-style-name="standard">
      <style:graphic-properties draw:stroke="dash" draw:stroke-dash="Dash_5f_0" svg:stroke-width="0.026cm" svg:stroke-color="#000000" svg:stroke-opacity="100%" draw:stroke-linejoin="round" draw:fill="none" fo:padding-top="0.138cm" fo:padding-bottom="0.138cm" fo:padding-left="0.263cm" fo:padding-right="0.263cm" draw:shadow="hidden"/>
    </style:style>
    <style:style style:name="gr43" style:family="graphic" style:parent-style-name="standard">
      <style:graphic-properties draw:stroke="none" draw:fill="none" draw:textarea-vertical-align="middle" fo:min-height="3.118cm" fo:min-width="2.54cm" fo:padding-top="0.141cm" fo:padding-bottom="0.141cm" fo:padding-left="0.141cm" fo:padding-right="0.141cm"/>
    </style:style>
    <style:style style:name="gr44"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45" style:family="graphic" style:parent-style-name="standard">
      <style:graphic-properties draw:stroke="none" draw:fill="none" draw:textarea-vertical-align="middle" fo:min-height="3.158cm" fo:min-width="2.54cm" fo:padding-top="0.071cm" fo:padding-bottom="0.071cm" fo:padding-left="0.071cm" fo:padding-right="0.071cm"/>
    </style:style>
    <style:style style:name="gr46" style:family="graphic" style:parent-style-name="standard">
      <style:graphic-properties draw:stroke="none" draw:fill="none" draw:textarea-vertical-align="middle" fo:min-height="0.863cm" fo:min-width="2.54cm" fo:padding-top="0.071cm" fo:padding-bottom="0.071cm" fo:padding-left="0.071cm" fo:padding-right="0.071cm"/>
    </style:style>
    <style:style style:name="gr47" style:family="graphic" style:parent-style-name="standard">
      <style:graphic-properties draw:stroke="none" draw:fill="none" draw:textarea-vertical-align="middle" fo:min-height="3.533cm" fo:min-width="2.54cm" fo:padding-top="0.071cm" fo:padding-bottom="0.071cm" fo:padding-left="0.071cm" fo:padding-right="0.071cm"/>
    </style:style>
    <style:style style:name="gr48" style:family="graphic" style:parent-style-name="standard">
      <style:graphic-properties draw:stroke="none" draw:fill="none" draw:textarea-vertical-align="middle" fo:min-height="5.718cm" fo:min-width="2.54cm" fo:padding-top="0.141cm" fo:padding-bottom="0.141cm" fo:padding-left="0.141cm" fo:padding-right="0.141cm"/>
    </style:style>
    <style:style style:name="gr49"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50" style:family="graphic" style:parent-style-name="standard">
      <style:graphic-properties draw:stroke="none" draw:fill="none" draw:textarea-vertical-align="middle" fo:min-height="1.753cm" fo:min-width="2.54cm" fo:padding-top="0.071cm" fo:padding-bottom="0.071cm" fo:padding-left="0.071cm" fo:padding-right="0.071cm"/>
    </style:style>
    <style:style style:name="gr51" style:family="graphic" style:parent-style-name="standard">
      <style:graphic-properties draw:stroke="none" draw:fill="none" draw:textarea-vertical-align="middle" fo:min-height="3.058cm" fo:min-width="2.54cm" fo:padding-top="0.071cm" fo:padding-bottom="0.071cm" fo:padding-left="0.071cm" fo:padding-right="0.071cm"/>
    </style:style>
    <style:style style:name="gr52" style:family="graphic" style:parent-style-name="standard">
      <style:graphic-properties draw:stroke="none" draw:fill="none" draw:textarea-vertical-align="middle" fo:min-height="3.193cm" fo:min-width="2.54cm" fo:padding-top="0.071cm" fo:padding-bottom="0.071cm" fo:padding-left="0.071cm" fo:padding-right="0.071cm"/>
    </style:style>
    <style:style style:name="gr53"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54"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55"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56"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57"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58"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59"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60"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61" style:family="graphic" style:parent-style-name="standard">
      <style:graphic-properties draw:stroke="none" draw:fill="none" draw:textarea-vertical-align="middle" fo:min-height="3.006cm" fo:min-width="2.54cm" fo:padding-top="0.071cm" fo:padding-bottom="0.071cm" fo:padding-left="0.071cm" fo:padding-right="0.071cm"/>
    </style:style>
    <style:style style:name="gr62"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63" style:family="graphic" style:parent-style-name="standard">
      <style:graphic-properties draw:stroke="none" draw:fill="none" draw:textarea-vertical-align="middle" fo:min-height="3.603cm" fo:min-width="2.54cm" fo:padding-top="0.071cm" fo:padding-bottom="0.071cm" fo:padding-left="0.071cm" fo:padding-right="0.071cm"/>
    </style:style>
    <style:style style:name="gr64" style:family="graphic" style:parent-style-name="standard">
      <style:graphic-properties draw:stroke="none" draw:fill="none" draw:textarea-vertical-align="middle" fo:min-height="1.703cm" fo:min-width="2.54cm" fo:padding-top="0.071cm" fo:padding-bottom="0.071cm" fo:padding-left="0.071cm" fo:padding-right="0.071cm"/>
    </style:style>
    <style:style style:name="gr65"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66" style:family="graphic" style:parent-style-name="standard">
      <style:graphic-properties draw:stroke="none" draw:fill="none" draw:textarea-vertical-align="middle" fo:min-height="1.371cm" fo:min-width="2.54cm" fo:padding-top="0.071cm" fo:padding-bottom="0.071cm" fo:padding-left="0.071cm" fo:padding-right="0.071cm"/>
    </style:style>
    <style:style style:name="gr67" style:family="graphic" style:parent-style-name="standard">
      <style:graphic-properties draw:stroke="none" draw:fill="none" draw:textarea-vertical-align="middle" fo:min-height="3.86cm" fo:min-width="2.54cm" fo:padding-top="0.071cm" fo:padding-bottom="0.071cm" fo:padding-left="0.071cm" fo:padding-right="0.071cm"/>
    </style:style>
    <style:style style:name="P1" style:family="paragraph">
      <loext:graphic-properties draw:fill="solid" draw:fill-color="#ffffff"/>
    </style:style>
    <style:style style:name="P2" style:family="paragraph">
      <style:paragraph-properties fo:margin-left="0cm" fo:margin-right="0cm" fo:margin-top="0cm" fo:margin-bottom="0cm" fo:line-height="120%" fo:text-align="center" fo:text-indent="0cm"/>
    </style:style>
    <style:style style:name="P3" style:family="paragraph">
      <loext:graphic-properties draw:fill="none"/>
    </style:style>
    <style:style style:name="P4" style:family="paragraph">
      <style:paragraph-properties fo:margin-left="0cm" fo:margin-right="0cm" fo:margin-top="0cm" fo:margin-bottom="0.212cm" fo:line-height="120%" fo:text-align="justify" fo:text-indent="0cm"/>
    </style:style>
    <style:style style:name="P5" style:family="paragraph">
      <style:paragraph-properties fo:margin-left="0cm" fo:margin-right="0cm" fo:margin-top="0cm" fo:margin-bottom="0cm" fo:line-height="120%" fo:text-align="start" fo:text-indent="0cm"/>
    </style:style>
    <style:style style:name="P6" style:family="paragraph">
      <style:paragraph-properties fo:margin-left="0cm" fo:margin-right="0cm" fo:margin-top="0cm" fo:margin-bottom="0.353cm" fo:line-height="60%" fo:text-align="start" fo:text-indent="0cm"/>
    </style:style>
    <style:style style:name="P7" style:family="paragraph">
      <style:paragraph-properties fo:margin-left="0.635cm" fo:margin-right="0cm" fo:margin-top="0cm" fo:margin-bottom="0.353cm" fo:line-height="60%" fo:text-align="start" fo:text-indent="-0.635cm"/>
    </style:style>
    <style:style style:name="P8" style:family="paragraph">
      <style:paragraph-properties fo:margin-left="0cm" fo:margin-right="0cm" fo:margin-top="0cm" fo:margin-bottom="0.353cm" fo:line-height="100%" fo:text-align="start" fo:text-indent="0cm"/>
    </style:style>
    <style:style style:name="P9" style:family="paragraph">
      <style:paragraph-properties fo:margin-left="0.635cm" fo:margin-right="0cm" fo:margin-top="0cm" fo:margin-bottom="0.353cm" fo:line-height="100%" fo:text-align="start" fo:text-indent="-0.635cm"/>
    </style:style>
    <style:style style:name="P10"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 style:family="text">
      <style:text-properties fo:color="#c00000" style:font-name="Calibri1" fo:font-size="12pt" fo:font-weight="bold" style:font-name-asian="Calibri1" style:font-size-asian="12pt" style:font-weight-asian="bold" style:font-name-complex="Calibri1" style:font-size-complex="12pt" style:font-weight-complex="bold"/>
    </style:style>
    <style:style style:name="T3"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4" style:family="text">
      <style:text-properties fo:color="#000000" style:font-name="Calibri1" fo:font-size="48pt" style:font-name-asian="Calibri1" style:font-size-asian="48pt" style:font-name-complex="Calibri1" style:font-size-complex="48pt"/>
    </style:style>
    <style:style style:name="T5"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6"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7" style:family="text">
      <style:text-properties fo:color="#000000" style:font-name="Calibri1" fo:font-size="30pt" style:font-name-asian="Calibri1" style:font-size-asian="30pt" style:font-name-complex="Calibri1" style:font-size-complex="30pt"/>
    </style:style>
    <style:style style:name="T8" style:family="text">
      <style:text-properties fo:color="#000000" style:font-name="Calibri1" fo:font-size="12pt" style:font-name-asian="Calibri1" style:font-size-asian="12pt" style:font-name-complex="Calibri1" style:font-size-complex="12pt"/>
    </style:style>
    <style:style style:name="T9" style:family="text">
      <style:text-properties fo:color="#000000" style:font-name="Calibri1" fo:font-size="20pt" style:font-name-asian="Calibri1" style:font-size-asian="20pt" style:font-name-complex="Calibri1" style:font-size-complex="20pt"/>
    </style:style>
    <style:style style:name="T10" style:family="text">
      <style:text-properties fo:color="#000000" style:font-name="Calibri1" fo:font-size="24pt" style:font-name-asian="Calibri1" style:font-size-asian="24pt" style:font-name-complex="Calibri1" style:font-size-complex="24pt"/>
    </style:style>
    <style:style style:name="T11" style:family="text">
      <style:text-properties fo:color="#000000" style:font-name="Calibri1" fo:font-size="11pt" style:font-name-asian="Calibri1" style:font-size-asian="11pt" style:font-name-complex="Calibri1" style:font-size-complex="11pt"/>
    </style:style>
    <style:style style:name="T12"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3"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4" style:family="text">
      <style:text-properties fo:color="#c0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15" style:family="text">
      <style:text-properties fo:color="#c00000" style:font-name="Calibri1" fo:font-size="12pt" fo:font-style="italic" style:text-underline-style="solid" style:text-underline-width="auto" style:text-underline-color="font-color" fo:font-weight="bold" style:font-name-asian="Calibri1" style:font-size-asian="12pt" style:font-style-asian="italic" style:font-weight-asian="bold" style:font-name-complex="Calibri1" style:font-size-complex="12pt" style:font-style-complex="italic" style:font-weight-complex="bold"/>
    </style:style>
    <style:style style:name="T16" style:family="text">
      <style:text-properties fo:color="#000000" style:font-name="Calibri1" fo:font-size="18pt" style:font-name-asian="Calibri1" style:font-size-asian="18pt" style:font-name-complex="Calibri1" style:font-size-complex="18pt"/>
    </style:style>
    <style:style style:name="T17" style:family="text">
      <style:text-properties fo:color="#5f6c35" style:font-name="Calibri1" fo:font-size="12pt" style:font-name-asian="Calibri1" style:font-size-asian="12pt" style:font-name-complex="Calibri1" style:font-size-complex="12pt"/>
    </style:style>
    <style:style style:name="T18"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9"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000000" style:font-name="Calibri1" fo:font-size="12pt" fo:font-style="italic" fo:font-weight="bold" style:font-name-asian="Calibri1" style:font-size-asian="12pt" style:font-style-asian="italic" style:font-weight-asian="bold" style:font-name-complex="Calibri1" style:font-size-complex="12pt" style:font-style-complex="italic" style:font-weight-complex="bold"/>
    </style:style>
    <style:style style:name="T21" style:family="text">
      <style:text-properties fo:color="#c00000" style:font-name="Calibri1" fo:font-size="12pt" style:font-name-asian="Calibri1" style:font-size-asian="12pt" style:font-name-complex="Calibri1" style:font-size-complex="12pt"/>
    </style:style>
    <style:style style:name="T22"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7.373cm" svg:height="0.641cm" svg:x="1.714cm" svg:y="2.619cm" svg:viewBox="0 0 27374 642" draw:points="0,642 27374,642 27374,0 0,0">
            <text:p/>
          </draw:polygon>
          <draw:frame draw:style-name="gr2" draw:text-style-name="P3" draw:layer="layout" svg:width="27.373cm" svg:height="0.655cm" svg:x="1.714cm" svg:y="2.612cm">
            <draw:text-box>
              <text:p text:style-name="P2"><text:span text:style-name="T1">Incident reported to Malfare via radio from a No-Mad or via a participant at Malfare—</text:span><text:span text:style-name="T2">never mention death or other sensitive information over the radio!</text:span></text:p>
            </draw:text-box>
          </draw:frame>
        </draw:g>
        <draw:g>
          <draw:polygon draw:style-name="gr1" draw:text-style-name="P1" draw:layer="layout" svg:width="28.35cm" svg:height="1.565cm" svg:x="0.685cm" svg:y="0.76cm" svg:viewBox="0 0 28351 1566" draw:points="0,1566 28351,1566 28351,0 0,0">
            <text:p/>
          </draw:polygon>
          <draw:polygon draw:style-name="gr3" draw:text-style-name="P3" draw:layer="layout" svg:width="28.35cm" svg:height="1.565cm" svg:x="0.685cm" svg:y="0.76cm" svg:viewBox="0 0 28351 1566" draw:points="0,1566 28351,1566 28351,0 0,0">
            <text:p/>
          </draw:polygon>
        </draw:g>
        <draw:g>
          <draw:polygon draw:style-name="gr1" draw:text-style-name="P1" draw:layer="layout" svg:width="28.35cm" svg:height="0.5cm" svg:x="0.715cm" svg:y="1.26cm" svg:viewBox="0 0 28351 501" draw:points="0,501 28351,501 28351,0 0,0">
            <text:p/>
          </draw:polygon>
          <draw:frame draw:style-name="gr4" draw:text-style-name="P3" draw:layer="layout" svg:width="28.35cm" svg:height="1.485cm" svg:x="0.715cm" svg:y="0.768cm">
            <draw:text-box>
              <text:p text:style-name="P2"><text:span text:style-name="T3">Death on Site</text:span></text:p>
            </draw:text-box>
          </draw:frame>
        </draw:g>
        <draw:g>
          <draw:polygon draw:style-name="gr1" draw:text-style-name="P1" draw:layer="layout" svg:width="0.5cm" svg:height="1cm" svg:x="0.525cm" svg:y="3.18cm" svg:viewBox="0 0 501 1001" draw:points="0,1001 501,1001 501,0 0,0">
            <text:p/>
          </draw:polygon>
          <draw:frame draw:style-name="gr5" draw:text-style-name="P3" draw:layer="layout" svg:width="0.5cm" svg:height="2.345cm" svg:x="0.525cm" svg:y="2.508cm">
            <draw:text-box>
              <text:p text:style-name="P2"><text:span text:style-name="T4">1</text:span></text:p>
            </draw:text-box>
          </draw:frame>
        </draw:g>
        <draw:g>
          <draw:line draw:style-name="gr6" draw:text-style-name="P3" draw:layer="layout" svg:x1="2.075cm" svg:y1="3.681cm" svg:x2="29.036cm" svg:y2="3.655cm">
            <text:p/>
          </draw:line>
          <draw:frame draw:style-name="gr7" draw:text-style-name="P3" draw:layer="layout" svg:width="5.332cm" svg:height="1.053cm" svg:x="12.889cm" svg:y="3.141cm">
            <draw:text-box>
              <text:p text:style-name="P2"><text:span text:style-name="T5">Immediate actions</text:span></text:p>
            </draw:text-box>
          </draw:frame>
        </draw:g>
        <draw:g>
          <draw:polygon draw:style-name="gr1" draw:text-style-name="P1" draw:layer="layout" svg:width="5cm" svg:height="0.5cm" svg:x="24.035cm" svg:y="40.695cm" svg:viewBox="0 0 5001 501" draw:points="0,501 5001,501 5001,0 0,0">
            <text:p/>
          </draw:polygon>
          <draw:frame draw:style-name="gr4" draw:text-style-name="P3" draw:layer="layout" svg:width="5cm" svg:height="0.622cm" svg:x="24.035cm" svg:y="40.634cm">
            <draw:text-box>
              <text:p text:style-name="P2"><text:span text:style-name="T6">Death on Site </text:span></text:p>
            </draw:text-box>
          </draw:frame>
        </draw:g>
        <draw:g>
          <draw:polygon draw:style-name="gr1" draw:text-style-name="P1" draw:layer="layout" svg:width="0.5cm" svg:height="1cm" svg:x="0.535cm" svg:y="40.705cm" svg:viewBox="0 0 501 1001" draw:points="0,1001 501,1001 501,0 0,0">
            <text:p/>
          </draw:polygon>
          <draw:frame draw:style-name="gr5" draw:text-style-name="P3" draw:layer="layout" svg:width="0.5cm" svg:height="2.345cm" svg:x="0.535cm" svg:y="40.033cm">
            <draw:text-box>
              <text:p text:style-name="P2"><text:span text:style-name="T4">3</text:span></text:p>
            </draw:text-box>
          </draw:frame>
        </draw:g>
        <draw:g>
          <draw:line draw:style-name="gr6" draw:text-style-name="P3" draw:layer="layout" svg:x1="2.085cm" svg:y1="41.206cm" svg:x2="29.046cm" svg:y2="41.18cm">
            <text:p/>
          </draw:line>
          <draw:frame draw:style-name="gr7" draw:text-style-name="P3" draw:layer="layout" svg:width="5.967cm" svg:height="1.053cm" svg:x="12.582cm" svg:y="40.666cm">
            <draw:text-box>
              <text:p text:style-name="P2"><text:span text:style-name="T5">Roles at Incident Site</text:span></text:p>
            </draw:text-box>
          </draw:frame>
        </draw:g>
        <draw:g>
          <draw:g>
            <draw:path draw:style-name="gr1" draw:text-style-name="P1" draw:layer="layout" svg:width="4cm" svg:height="1.5cm" svg:x="2.035cm" svg:y="41.755cm" svg:viewBox="0 0 4001 1501" svg:d="M3502 1501c91 0 169-21 249-67s137-103 183-183 67-158 67-250v-502c0-91-21-169-67-249s-103-137-183-183-158-67-249-67h-3003c-91 0-169 21-249 67s-137 103-183 183-67 158-67 249v502c0 92 21 170 67 250s103 137 183 183 158 67 249 67z">
              <text:p/>
            </draw:path>
            <draw:path draw:style-name="gr3" draw:text-style-name="P3" draw:layer="layout" svg:width="4cm" svg:height="1.5cm" svg:x="2.035cm" svg:y="41.755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3" draw:layer="layout" svg:width="4cm" svg:height="1.57cm" svg:x="2.035cm" svg:y="41.72cm">
            <draw:text-box>
              <text:p text:style-name="P2"><text:span text:style-name="T7">MSL</text:span></text:p>
            </draw:text-box>
          </draw:frame>
        </draw:g>
        <draw:g>
          <draw:g>
            <draw:polygon draw:style-name="gr1" draw:text-style-name="P1" draw:layer="layout" svg:width="4cm" svg:height="1cm" svg:x="2.035cm" svg:y="43.66cm" svg:viewBox="0 0 4001 1001" draw:points="0,1001 4001,1001 4001,0 0,0">
              <text:p/>
            </draw:polygon>
            <draw:polygon draw:style-name="gr3" draw:text-style-name="P3" draw:layer="layout" svg:width="4cm" svg:height="1cm" svg:x="2.035cm" svg:y="43.66cm" svg:viewBox="0 0 4001 1001" draw:points="0,1001 4001,1001 4001,0 0,0">
              <text:p/>
            </draw:polygon>
          </draw:g>
          <draw:frame draw:style-name="gr9" draw:text-style-name="P3" draw:layer="layout" svg:width="4cm" svg:height="1.269cm" svg:x="2.035cm" svg:y="43.526cm">
            <draw:text-box>
              <text:p text:style-name="P2"><text:span text:style-name="T8">Oversee NMs and INTR </text:span></text:p>
            </draw:text-box>
          </draw:frame>
        </draw:g>
        <draw:g>
          <draw:g>
            <draw:polygon draw:style-name="gr1" draw:text-style-name="P1" draw:layer="layout" svg:width="4cm" svg:height="1.065cm" svg:x="2.035cm" svg:y="46.395cm" svg:viewBox="0 0 4001 1066" draw:points="0,1066 4001,1066 4001,0 0,0">
              <text:p/>
            </draw:polygon>
            <draw:polygon draw:style-name="gr3" draw:text-style-name="P3" draw:layer="layout" svg:width="4cm" svg:height="1.065cm" svg:x="2.035cm" svg:y="46.395cm" svg:viewBox="0 0 4001 1066" draw:points="0,1066 4001,1066 4001,0 0,0">
              <text:p/>
            </draw:polygon>
          </draw:g>
          <draw:frame draw:style-name="gr10" draw:text-style-name="P3" draw:layer="layout" svg:width="4cm" svg:height="1.269cm" svg:x="2.035cm" svg:y="46.293cm">
            <draw:text-box>
              <text:p text:style-name="P2"><text:span text:style-name="T8">Keep record of all involved/evacuated</text:span></text:p>
            </draw:text-box>
          </draw:frame>
        </draw:g>
        <draw:g>
          <draw:g>
            <draw:polygon draw:style-name="gr1" draw:text-style-name="P1" draw:layer="layout" svg:width="4cm" svg:height="1cm" svg:x="2.035cm" svg:y="45.06cm" svg:viewBox="0 0 4001 1001" draw:points="0,1001 4001,1001 4001,0 0,0">
              <text:p/>
            </draw:polygon>
            <draw:polygon draw:style-name="gr3" draw:text-style-name="P3" draw:layer="layout" svg:width="4cm" svg:height="1cm" svg:x="2.035cm" svg:y="45.06cm" svg:viewBox="0 0 4001 1001" draw:points="0,1001 4001,1001 4001,0 0,0">
              <text:p/>
            </draw:polygon>
          </draw:g>
          <draw:frame draw:style-name="gr9" draw:text-style-name="P3" draw:layer="layout" svg:width="4cm" svg:height="1.269cm" svg:x="2.035cm" svg:y="44.926cm">
            <draw:text-box>
              <text:p text:style-name="P2"><text:span text:style-name="T8">Coordinate with MEDTEAM</text:span></text:p>
            </draw:text-box>
          </draw:frame>
        </draw:g>
        <draw:g>
          <draw:g>
            <draw:polygon draw:style-name="gr1" draw:text-style-name="P1" draw:layer="layout" svg:width="4cm" svg:height="2.09cm" svg:x="2.035cm" svg:y="47.815cm" svg:viewBox="0 0 4001 2091" draw:points="0,2091 4001,2091 4001,0 0,0">
              <text:p/>
            </draw:polygon>
            <draw:polygon draw:style-name="gr3" draw:text-style-name="P3" draw:layer="layout" svg:width="4cm" svg:height="2.09cm" svg:x="2.035cm" svg:y="47.815cm" svg:viewBox="0 0 4001 2091" draw:points="0,2091 4001,2091 4001,0 0,0">
              <text:p/>
            </draw:polygon>
          </draw:g>
          <draw:frame draw:style-name="gr11" draw:text-style-name="P3" draw:layer="layout" svg:width="4cm" svg:height="2.497cm" svg:x="2.035cm" svg:y="47.612cm">
            <draw:text-box>
              <text:p text:style-name="P2"><text:span text:style-name="T8">Coordinate with SL to make all non-medical decisions related to the event</text:span></text:p>
            </draw:text-box>
          </draw:frame>
        </draw:g>
        <draw:g>
          <draw:g>
            <draw:polygon draw:style-name="gr1" draw:text-style-name="P1" draw:layer="layout" svg:width="4cm" svg:height="1cm" svg:x="2.035cm" svg:y="50.26cm" svg:viewBox="0 0 4001 1001" draw:points="0,1001 4001,1001 4001,0 0,0">
              <text:p/>
            </draw:polygon>
            <draw:polygon draw:style-name="gr3" draw:text-style-name="P3" draw:layer="layout" svg:width="4cm" svg:height="1cm" svg:x="2.035cm" svg:y="50.26cm" svg:viewBox="0 0 4001 1001" draw:points="0,1001 4001,1001 4001,0 0,0">
              <text:p/>
            </draw:polygon>
          </draw:g>
          <draw:frame draw:style-name="gr9" draw:text-style-name="P3" draw:layer="layout" svg:width="4cm" svg:height="1.269cm" svg:x="2.035cm" svg:y="50.126cm">
            <draw:text-box>
              <text:p text:style-name="P2"><text:span text:style-name="T8">Coordinate Gate permissions</text:span></text:p>
            </draw:text-box>
          </draw:frame>
        </draw:g>
        <draw:g>
          <draw:g>
            <draw:path draw:style-name="gr1" draw:text-style-name="P1" draw:layer="layout" svg:width="4cm" svg:height="1.5cm" svg:x="6.785cm" svg:y="41.755cm" svg:viewBox="0 0 4001 1501" svg:d="M3501 1501c92 0 170-21 250-67s137-103 183-183 67-158 67-250v-502c0-91-21-169-67-249s-103-137-183-183-158-67-250-67h-3002c-92 0-170 21-249 67-80 46-137 103-183 183s-67 158-67 249v502c0 92 21 170 67 250s103 137 183 183c79 46 157 67 249 67z">
              <text:p/>
            </draw:path>
            <draw:path draw:style-name="gr3" draw:text-style-name="P3" draw:layer="layout" svg:width="4cm" svg:height="1.5cm" svg:x="6.785cm" svg:y="41.755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3" draw:layer="layout" svg:width="4cm" svg:height="1.57cm" svg:x="6.785cm" svg:y="41.72cm">
            <draw:text-box>
              <text:p text:style-name="P2"><text:span text:style-name="T7">NOMAD</text:span></text:p>
            </draw:text-box>
          </draw:frame>
        </draw:g>
        <draw:g>
          <draw:g>
            <draw:polygon draw:style-name="gr1" draw:text-style-name="P1" draw:layer="layout" svg:width="4cm" svg:height="0.505cm" svg:x="6.815cm" svg:y="46.975cm" svg:viewBox="0 0 4001 506" draw:points="0,506 4001,506 4001,0 0,0">
              <text:p/>
            </draw:polygon>
            <draw:polygon draw:style-name="gr3" draw:text-style-name="P3" draw:layer="layout" svg:width="4cm" svg:height="0.505cm" svg:x="6.815cm" svg:y="46.975cm" svg:viewBox="0 0 4001 506" draw:points="0,506 4001,506 4001,0 0,0">
              <text:p/>
            </draw:polygon>
          </draw:g>
          <draw:frame draw:style-name="gr12" draw:text-style-name="P3" draw:layer="layout" svg:width="4cm" svg:height="0.655cm" svg:x="6.815cm" svg:y="46.9cm">
            <draw:text-box>
              <text:p text:style-name="P2"><text:span text:style-name="T8">Tape off perimeter </text:span></text:p>
            </draw:text-box>
          </draw:frame>
        </draw:g>
        <draw:g>
          <draw:g>
            <draw:polygon draw:style-name="gr1" draw:text-style-name="P1" draw:layer="layout" svg:width="4cm" svg:height="2.695cm" svg:x="6.815cm" svg:y="48.985cm" svg:viewBox="0 0 4001 2696" draw:points="0,2696 4001,2696 4001,0 0,0">
              <text:p/>
            </draw:polygon>
            <draw:polygon draw:style-name="gr3" draw:text-style-name="P3" draw:layer="layout" svg:width="4cm" svg:height="2.695cm" svg:x="6.815cm" svg:y="48.985cm" svg:viewBox="0 0 4001 2696" draw:points="0,2696 4001,2696 4001,0 0,0">
              <text:p/>
            </draw:polygon>
          </draw:g>
          <draw:frame draw:style-name="gr13" draw:text-style-name="P3" draw:layer="layout" svg:width="4cm" svg:height="3.111cm" svg:x="6.815cm" svg:y="48.777cm">
            <draw:text-box>
              <text:p text:style-name="P2"><text:span text:style-name="T8">Clear area of those not directly-involved. Those needing non-medical attention to T&amp;E <text:s/></text:span></text:p>
            </draw:text-box>
          </draw:frame>
        </draw:g>
        <draw:g>
          <draw:g>
            <draw:polygon draw:style-name="gr1" draw:text-style-name="P1" draw:layer="layout" svg:width="4cm" svg:height="2cm" svg:x="6.815cm" svg:y="55.46cm" svg:viewBox="0 0 4001 2001" draw:points="0,2001 4001,2001 4001,0 0,0">
              <text:p/>
            </draw:polygon>
            <draw:polygon draw:style-name="gr3" draw:text-style-name="P3" draw:layer="layout" svg:width="4cm" svg:height="2cm" svg:x="6.815cm" svg:y="55.46cm" svg:viewBox="0 0 4001 2001" draw:points="0,2001 4001,2001 4001,0 0,0">
              <text:p/>
            </draw:polygon>
          </draw:g>
          <draw:frame draw:style-name="gr14" draw:text-style-name="P3" draw:layer="layout" svg:width="4cm" svg:height="2.497cm" svg:x="6.815cm" svg:y="55.212cm">
            <draw:text-box>
              <text:p text:style-name="P2"><text:span text:style-name="T8">Identify (sober) witnesses who can help to reconstruct what happened</text:span></text:p>
            </draw:text-box>
          </draw:frame>
        </draw:g>
        <draw:g>
          <draw:g>
            <draw:polygon draw:style-name="gr1" draw:text-style-name="P1" draw:layer="layout" svg:width="4cm" svg:height="0.805cm" svg:x="6.815cm" svg:y="47.78cm" svg:viewBox="0 0 4001 806" draw:points="0,806 4001,806 4001,0 0,0">
              <text:p/>
            </draw:polygon>
            <draw:polygon draw:style-name="gr3" draw:text-style-name="P3" draw:layer="layout" svg:width="4cm" svg:height="0.805cm" svg:x="6.815cm" svg:y="47.78cm" svg:viewBox="0 0 4001 806" draw:points="0,806 4001,806 4001,0 0,0">
              <text:p/>
            </draw:polygon>
          </draw:g>
          <draw:frame draw:style-name="gr15" draw:text-style-name="P3" draw:layer="layout" svg:width="4cm" svg:height="0.805cm" svg:x="6.815cm" svg:y="47.78cm">
            <draw:text-box>
              <text:p text:style-name="P2"><text:span text:style-name="T8">Maintain perimeter</text:span></text:p>
            </draw:text-box>
          </draw:frame>
        </draw:g>
        <draw:g>
          <draw:g>
            <draw:polygon draw:style-name="gr1" draw:text-style-name="P1" draw:layer="layout" svg:width="4cm" svg:height="1.495cm" svg:x="2.035cm" svg:y="51.665cm" svg:viewBox="0 0 4001 1496" draw:points="0,1496 4001,1496 4001,0 0,0">
              <text:p/>
            </draw:polygon>
            <draw:polygon draw:style-name="gr3" draw:text-style-name="P3" draw:layer="layout" svg:width="4cm" svg:height="1.495cm" svg:x="2.035cm" svg:y="51.665cm" svg:viewBox="0 0 4001 1496" draw:points="0,1496 4001,1496 4001,0 0,0">
              <text:p/>
            </draw:polygon>
          </draw:g>
          <draw:frame draw:style-name="gr16" draw:text-style-name="P3" draw:layer="layout" svg:width="4cm" svg:height="1.883cm" svg:x="2.035cm" svg:y="51.471cm">
            <draw:text-box>
              <text:p text:style-name="P2"><text:span text:style-name="T8">Direct NOMADs to locate and cordon off person’s tent/vehicle</text:span></text:p>
            </draw:text-box>
          </draw:frame>
        </draw:g>
        <draw:g>
          <draw:g>
            <draw:path draw:style-name="gr1" draw:text-style-name="P1" draw:layer="layout" svg:width="3.367cm" svg:height="1.5cm" svg:x="11.3cm" svg:y="41.755cm" svg:viewBox="0 0 3368 1501" svg:d="M2868 1501c92 0 170-21 250-67s137-103 183-183 67-158 67-250v-502c0-91-21-169-67-249s-103-137-183-183-158-67-250-67h-2369c-91 0-169 21-249 67s-137 103-183 183-67 158-67 249v502c0 92 21 170 67 250s103 137 183 183 158 67 249 67z">
              <text:p/>
            </draw:path>
            <draw:path draw:style-name="gr3" draw:text-style-name="P3" draw:layer="layout" svg:width="3.367cm" svg:height="1.5cm" svg:x="11.3cm" svg:y="41.755cm" svg:viewBox="0 0 3368 1501" svg:d="M2868 1501c92 0 170-21 250-67s137-103 183-183 67-158 67-250v-502c0-91-21-169-67-249s-103-137-183-183-158-67-250-67h-2369c-91 0-169 21-249 67s-137 103-183 183-67 158-67 249v502c0 92 21 170 67 250s103 137 183 183 158 67 249 67z">
              <text:p/>
            </draw:path>
          </draw:g>
          <draw:frame draw:style-name="gr8" draw:text-style-name="P3" draw:layer="layout" svg:width="3.367cm" svg:height="1.5cm" svg:x="11.3cm" svg:y="41.755cm">
            <draw:text-box>
              <text:p text:style-name="P2"><text:span text:style-name="T9">MEDTEAM</text:span></text:p>
            </draw:text-box>
          </draw:frame>
        </draw:g>
        <draw:g>
          <draw:g>
            <draw:polygon draw:style-name="gr1" draw:text-style-name="P1" draw:layer="layout" svg:width="2.712cm" svg:height="1.6cm" svg:x="11.627cm" svg:y="43.66cm" svg:viewBox="0 0 2713 1601" draw:points="0,1601 2713,1601 2713,0 0,0">
              <text:p/>
            </draw:polygon>
            <draw:polygon draw:style-name="gr3" draw:text-style-name="P3" draw:layer="layout" svg:width="2.712cm" svg:height="1.6cm" svg:x="11.627cm" svg:y="43.66cm" svg:viewBox="0 0 2713 1601" draw:points="0,1601 2713,1601 2713,0 0,0">
              <text:p/>
            </draw:polygon>
          </draw:g>
          <draw:frame draw:style-name="gr17" draw:text-style-name="P3" draw:layer="layout" svg:width="2.712cm" svg:height="1.883cm" svg:x="11.627cm" svg:y="43.519cm">
            <draw:text-box>
              <text:p text:style-name="P2"><text:span text:style-name="T8">Examine body and confirm death</text:span></text:p>
            </draw:text-box>
          </draw:frame>
        </draw:g>
        <draw:g>
          <draw:g>
            <draw:path draw:style-name="gr1" draw:text-style-name="P1"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path draw:style-name="gr3" draw:text-style-name="P3"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g>
          <draw:frame draw:style-name="gr8" draw:text-style-name="P3" draw:layer="layout" svg:width="2.655cm" svg:height="1.5cm" svg:x="15.345cm" svg:y="41.755cm">
            <draw:text-box>
              <text:p text:style-name="P2"><text:span text:style-name="T9">INTR</text:span></text:p>
            </draw:text-box>
          </draw:frame>
        </draw:g>
        <draw:g>
          <draw:g>
            <draw:polygon draw:style-name="gr1" draw:text-style-name="P1" draw:layer="layout" svg:width="2.712cm" svg:height="2.3cm" svg:x="15.288cm" svg:y="43.66cm" svg:viewBox="0 0 2713 2301" draw:points="0,2301 2713,2301 2713,0 0,0">
              <text:p/>
            </draw:polygon>
            <draw:polygon draw:style-name="gr3" draw:text-style-name="P3" draw:layer="layout" svg:width="2.712cm" svg:height="2.3cm" svg:x="15.288cm" svg:y="43.66cm" svg:viewBox="0 0 2713 2301" draw:points="0,2301 2713,2301 2713,0 0,0">
              <text:p/>
            </draw:polygon>
          </draw:g>
          <draw:frame draw:style-name="gr18" draw:text-style-name="P3" draw:layer="layout" svg:width="2.712cm" svg:height="2.497cm" svg:x="15.288cm" svg:y="43.562cm">
            <draw:text-box>
              <text:p text:style-name="P2"><text:span text:style-name="T8">Exclusively under direction of MSL</text:span></text:p>
            </draw:text-box>
          </draw:frame>
        </draw:g>
        <draw:g>
          <draw:polygon draw:style-name="gr1" draw:text-style-name="P1" draw:layer="layout" svg:width="5cm" svg:height="0.5cm" svg:x="24.025cm" svg:y="60.35cm" svg:viewBox="0 0 5001 501" draw:points="0,501 5001,501 5001,0 0,0">
            <text:p/>
          </draw:polygon>
          <draw:frame draw:style-name="gr4" draw:text-style-name="P3" draw:layer="layout" svg:width="5cm" svg:height="0.622cm" svg:x="24.025cm" svg:y="60.289cm">
            <draw:text-box>
              <text:p text:style-name="P2"><text:span text:style-name="T6">Death on Site </text:span></text:p>
            </draw:text-box>
          </draw:frame>
        </draw:g>
        <draw:g>
          <draw:polygon draw:style-name="gr1" draw:text-style-name="P1" draw:layer="layout" svg:width="0.5cm" svg:height="1cm" svg:x="0.525cm" svg:y="60.36cm" svg:viewBox="0 0 501 1001" draw:points="0,1001 501,1001 501,0 0,0">
            <text:p/>
          </draw:polygon>
          <draw:frame draw:style-name="gr5" draw:text-style-name="P3" draw:layer="layout" svg:width="0.5cm" svg:height="2.345cm" svg:x="0.525cm" svg:y="59.688cm">
            <draw:text-box>
              <text:p text:style-name="P2"><text:span text:style-name="T4">4</text:span></text:p>
            </draw:text-box>
          </draw:frame>
        </draw:g>
        <draw:g>
          <draw:line draw:style-name="gr6" draw:text-style-name="P3" draw:layer="layout" svg:x1="2.075cm" svg:y1="60.861cm" svg:x2="29.036cm" svg:y2="60.835cm">
            <text:p/>
          </draw:line>
          <draw:frame draw:style-name="gr7" draw:text-style-name="P3" draw:layer="layout" svg:width="3.264cm" svg:height="1.053cm" svg:x="13.923cm" svg:y="60.321cm">
            <draw:text-box>
              <text:p text:style-name="P2"><text:span text:style-name="T5">Post-Event</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3" draw:layer="layout" svg:width="3.33cm" svg:height="1.57cm" svg:x="2.029cm" svg:y="61.42cm">
            <draw:text-box>
              <text:p text:style-name="P2"><text:span text:style-name="T7">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3" draw:layer="layout" svg:width="3.33cm" svg:height="1.5cm" svg:x="6.2cm" svg:y="61.455cm">
            <draw:text-box>
              <text:p text:style-name="P2"><text:span text:style-name="T10">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3" draw:text-style-name="P3" draw:layer="layout" svg:width="3.33cm" svg:height="1.505cm" svg:x="2.029cm" svg:y="66.434cm" svg:viewBox="0 0 3331 1506" draw:points="0,1506 3331,1506 3331,0 0,0">
              <text:p/>
            </draw:polygon>
          </draw:g>
          <draw:frame draw:style-name="gr19" draw:text-style-name="P3" draw:layer="layout" svg:width="3.33cm" svg:height="1.883cm" svg:x="2.029cm" svg:y="66.245cm">
            <draw:text-box>
              <text:p text:style-name="P2"><text:span text:style-name="T8">Photograph sit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3" draw:text-style-name="P3" draw:layer="layout" svg:width="3.33cm" svg:height="2.005cm" svg:x="2.029cm" svg:y="68.439cm" svg:viewBox="0 0 3331 2006" draw:points="0,2006 3331,2006 3331,0 0,0">
              <text:p/>
            </draw:polygon>
          </draw:g>
          <draw:frame draw:style-name="gr20" draw:text-style-name="P3" draw:layer="layout" svg:width="3.33cm" svg:height="2.497cm" svg:x="2.029cm" svg:y="68.193cm">
            <draw:text-box>
              <text:p text:style-name="P2"><text:span text:style-name="T8">Liase with T&amp;EL and LS—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3" draw:text-style-name="P3" draw:layer="layout" svg:width="3.33cm" svg:height="3cm" svg:x="10.37cm" svg:y="66.439cm" svg:viewBox="0 0 3331 3001" draw:points="0,3001 3331,3001 3331,0 0,0">
              <text:p/>
            </draw:polygon>
          </draw:g>
          <draw:frame draw:style-name="gr21" draw:text-style-name="P3" draw:layer="layout" svg:width="3.33cm" svg:height="3.111cm" svg:x="10.37cm" svg:y="66.384cm">
            <draw:text-box>
              <text:p text:style-name="P2"><text:span text:style-name="T8">Coordinate assistance to next of kin/friends during ongoing post-death period. </text:span></text:p>
            </draw:text-box>
          </draw:frame>
        </draw:g>
        <draw:g>
          <draw:g>
            <draw:polygon draw:style-name="gr1" draw:text-style-name="P1" draw:layer="layout" svg:width="3.33cm" svg:height="0.5cm" svg:x="2cm" svg:y="70.939cm" svg:viewBox="0 0 3331 501" draw:points="0,501 3331,501 3331,0 0,0">
              <text:p/>
            </draw:polygon>
            <draw:polygon draw:style-name="gr3" draw:text-style-name="P3" draw:layer="layout" svg:width="3.33cm" svg:height="0.5cm" svg:x="2cm" svg:y="70.939cm" svg:viewBox="0 0 3331 501" draw:points="0,501 3331,501 3331,0 0,0">
              <text:p/>
            </draw:polygon>
          </draw:g>
          <draw:frame draw:style-name="gr22" draw:text-style-name="P3" draw:layer="layout" svg:width="3.33cm" svg:height="0.655cm" svg:x="2cm" svg:y="70.862cm">
            <draw:text-box>
              <text:p text:style-name="P2"><text:span text:style-name="T8">Follow-ups </text:span></text:p>
            </draw:text-box>
          </draw:frame>
        </draw:g>
        <draw:g>
          <draw:g>
            <draw:polygon draw:style-name="gr1" draw:text-style-name="P1" draw:layer="layout" svg:width="3.33cm" svg:height="1.5cm" svg:x="2cm" svg:y="71.839cm" svg:viewBox="0 0 3331 1501" draw:points="0,1501 3331,1501 3331,0 0,0">
              <text:p/>
            </draw:polygon>
            <draw:path draw:style-name="gr3" draw:text-style-name="P3" draw:layer="layout" svg:width="3.33cm" svg:height="1.5cm" svg:x="2cm" svg:y="71.839cm" svg:viewBox="0 0 3331 1501" svg:d="M0 1501h3331v-1501h-3331zM114 1501v-1501M3217 1501v-1501">
              <text:p/>
            </draw:path>
          </draw:g>
          <draw:frame draw:style-name="gr23" draw:text-style-name="P3" draw:layer="layout" svg:width="3.101cm" svg:height="1.5cm" svg:x="2.114cm" svg:y="71.839cm">
            <draw:text-box>
              <text:p text:style-name="P2"><text:span text:style-name="T11">Injured/Traumatised participants</text:span></text:p>
            </draw:text-box>
          </draw:frame>
        </draw:g>
        <draw:line draw:style-name="gr24" draw:text-style-name="P3"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3" draw:text-style-name="P3" draw:layer="layout" svg:width="3.33cm" svg:height="1.505cm" svg:x="6.2cm" svg:y="66.434cm" svg:viewBox="0 0 3331 1506" draw:points="0,1506 3331,1506 3331,0 0,0">
              <text:p/>
            </draw:polygon>
          </draw:g>
          <draw:frame draw:style-name="gr19" draw:text-style-name="P3" draw:layer="layout" svg:width="3.33cm" svg:height="1.741cm" svg:x="6.2cm" svg:y="66.316cm">
            <draw:text-box>
              <text:p text:style-name="P2"><text:span text:style-name="T11">Clean-up of hazardous materials (blood, etc.)</text:span></text:p>
            </draw:text-box>
          </draw:frame>
        </draw:g>
        <draw:g>
          <draw:g>
            <draw:polygon draw:style-name="gr1" draw:text-style-name="P1" draw:layer="layout" svg:width="3.33cm" svg:height="1.6cm" svg:x="6.2cm" svg:y="68.439cm" svg:viewBox="0 0 3331 1601" draw:points="0,1601 3331,1601 3331,0 0,0">
              <text:p/>
            </draw:polygon>
            <draw:path draw:style-name="gr3" draw:text-style-name="P3" draw:layer="layout" svg:width="3.33cm" svg:height="1.6cm" svg:x="6.2cm" svg:y="68.439cm" svg:viewBox="0 0 3331 1601" svg:d="M0 1601h3331v-1601h-3331zM114 1601v-1601M3217 1601v-1601">
              <text:p/>
            </draw:path>
          </draw:g>
          <draw:frame draw:style-name="gr17" draw:text-style-name="P3" draw:layer="layout" svg:width="3.101cm" svg:height="1.883cm" svg:x="6.314cm" svg:y="68.298cm">
            <draw:text-box>
              <text:p text:style-name="P2"><text:span text:style-name="T8">Proper disposal of Biohazardous materials</text:span></text:p>
            </draw:text-box>
          </draw:frame>
        </draw:g>
        <draw:line draw:style-name="gr24" draw:text-style-name="P3" draw:layer="layout" svg:x1="7.865cm" svg:y1="67.939cm" svg:x2="7.865cm" svg:y2="68.438cm">
          <text:p/>
        </draw:line>
        <draw:frame draw:style-name="gr25" draw:text-style-name="P3" draw:layer="layout" svg:width="10.2cm" svg:height="5.21cm" svg:x="17.5cm" svg:y="73.743cm">
          <draw:text-box>
            <text:p text:style-name="P4"><text:span text:style-name="T12">**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olygon draw:style-name="gr1" draw:text-style-name="P1" draw:layer="layout" svg:width="2.712cm" svg:height="1.87cm" svg:x="15.288cm" svg:y="46.525cm" svg:viewBox="0 0 2713 1871" draw:points="0,1871 2713,1871 2713,0 0,0">
              <text:p/>
            </draw:polygon>
            <draw:path draw:style-name="gr3" draw:text-style-name="P3" draw:layer="layout" svg:width="2.712cm" svg:height="1.87cm" svg:x="15.288cm" svg:y="46.525cm" svg:viewBox="0 0 2713 1871" svg:d="M0 1871h2713v-1871h-2713zM160 1871v-1871M2553 1871v-1871">
              <text:p/>
            </draw:path>
          </draw:g>
          <draw:frame draw:style-name="gr26" draw:text-style-name="P3" draw:layer="layout" svg:width="2.392cm" svg:height="1.883cm" svg:x="15.448cm" svg:y="46.519cm">
            <draw:text-box>
              <text:p text:style-name="P5"><text:span text:style-name="T8">Translate for LE or next of kin</text:span></text:p>
            </draw:text-box>
          </draw:frame>
        </draw:g>
        <draw:line draw:style-name="gr24" draw:text-style-name="P3" draw:layer="layout" svg:x1="16.644cm" svg:y1="45.96cm" svg:x2="16.644cm" svg:y2="46.525cm">
          <text:p/>
        </draw:line>
        <draw:g>
          <draw:g>
            <draw:polygon draw:style-name="gr1" draw:text-style-name="P1" draw:layer="layout" svg:width="4cm" svg:height="1.495cm" svg:x="6.815cm" svg:y="57.96cm" svg:viewBox="0 0 4001 1496" draw:points="0,1496 4001,1496 4001,0 0,0">
              <text:p/>
            </draw:polygon>
            <draw:path draw:style-name="gr3" draw:text-style-name="P3" draw:layer="layout" svg:width="4cm" svg:height="1.495cm" svg:x="6.815cm" svg:y="57.96cm" svg:viewBox="0 0 4001 1496" svg:d="M0 1496h4001v-1496h-4001zM160 1496v-1496M3840 1496v-1496">
              <text:p/>
            </draw:path>
          </draw:g>
          <draw:frame draw:style-name="gr16" draw:text-style-name="P3" draw:layer="layout" svg:width="3.68cm" svg:height="1.883cm" svg:x="6.975cm" svg:y="57.766cm">
            <draw:text-box>
              <text:p text:style-name="P5"><text:span text:style-name="T8">Accompany witness to Malfare cabin to give a statement</text:span></text:p>
            </draw:text-box>
          </draw:frame>
        </draw:g>
        <draw:line draw:style-name="gr24" draw:text-style-name="P3" draw:layer="layout" svg:x1="8.815cm" svg:y1="57.46cm" svg:x2="8.815cm" svg:y2="57.96cm">
          <text:p/>
        </draw:line>
        <draw:g>
          <draw:g>
            <draw:path draw:style-name="gr1" draw:text-style-name="P1" draw:layer="layout" svg:width="3.55cm" svg:height="1.5cm" svg:x="1.535cm" svg:y="4.255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535cm" svg:y="4.255cm" svg:viewBox="0 0 3551 1501" svg:d="M3051 1501c92 0 170-21 250-67s137-103 183-183 67-158 67-250v-502c0-91-21-169-67-249s-103-137-183-183-158-67-250-67h-2552c-92 0-169 21-249 67s-137 103-183 183-67 158-67 249v502c0 92 21 170 67 250s103 137 183 183 157 67 249 67z">
              <text:p/>
            </draw:path>
          </draw:g>
          <draw:frame draw:style-name="gr8" draw:text-style-name="P3" draw:layer="layout" svg:width="3.55cm" svg:height="1.57cm" svg:x="1.535cm" svg:y="4.22cm">
            <draw:text-box>
              <text:p text:style-name="P2"><text:span text:style-name="T7">MSL</text:span></text:p>
            </draw:text-box>
          </draw:frame>
        </draw:g>
        <draw:g>
          <draw:g>
            <draw:polygon draw:style-name="gr1" draw:text-style-name="P1" draw:layer="layout" svg:width="3.55cm" svg:height="1cm" svg:x="1.535cm" svg:y="6.257cm" svg:viewBox="0 0 3551 1001" draw:points="0,1001 3551,1001 3551,0 0,0">
              <text:p/>
            </draw:polygon>
            <draw:polygon draw:style-name="gr3" draw:text-style-name="P3" draw:layer="layout" svg:width="3.55cm" svg:height="1cm" svg:x="1.535cm" svg:y="6.257cm" svg:viewBox="0 0 3551 1001" draw:points="0,1001 3551,1001 3551,0 0,0">
              <text:p/>
            </draw:polygon>
          </draw:g>
          <draw:frame draw:style-name="gr9" draw:text-style-name="P3" draw:layer="layout" svg:width="3.55cm" svg:height="1.269cm" svg:x="1.535cm" svg:y="6.123cm">
            <draw:text-box>
              <text:p text:style-name="P2"><text:span text:style-name="T8">Declare "Radio Priority" </text:span></text:p>
            </draw:text-box>
          </draw:frame>
        </draw:g>
        <draw:g>
          <draw:g>
            <draw:polygon draw:style-name="gr1" draw:text-style-name="P1" draw:layer="layout" svg:width="3.55cm" svg:height="2.025cm" svg:x="1.535cm" svg:y="7.758cm" svg:viewBox="0 0 3551 2026" draw:points="0,2026 3551,2026 3551,0 0,0">
              <text:p/>
            </draw:polygon>
            <draw:path draw:style-name="gr3" draw:text-style-name="P3" draw:layer="layout" svg:width="3.55cm" svg:height="2.025cm" svg:x="1.535cm" svg:y="7.758cm" svg:viewBox="0 0 3551 2026" svg:d="M0 2026h3551v-2026h-3551zM160 2026v-2026M3391 2026v-2026">
              <text:p/>
            </draw:path>
          </draw:g>
          <draw:frame draw:style-name="gr27" draw:text-style-name="P3" draw:layer="layout" svg:width="3.23cm" svg:height="2.497cm" svg:x="1.695cm" svg:y="7.522cm">
            <draw:text-box>
              <text:p text:style-name="P2"><text:span text:style-name="T8">All personel with radios switch to earpieces until incident is over</text:span></text:p>
            </draw:text-box>
          </draw:frame>
        </draw:g>
        <draw:line draw:style-name="gr24" draw:text-style-name="P3" draw:layer="layout" svg:x1="3.31cm" svg:y1="7.257cm" svg:x2="3.31cm" svg:y2="7.758cm">
          <text:p/>
        </draw:line>
        <draw:g>
          <draw:g>
            <draw:path draw:style-name="gr1" draw:text-style-name="P1" draw:layer="layout" svg:width="3.55cm" svg:height="1.5cm" svg:x="5.618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5.618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8" draw:text-style-name="P3" draw:layer="layout" svg:width="3.55cm" svg:height="1.57cm" svg:x="5.618cm" svg:y="4.222cm">
            <draw:text-box>
              <text:p text:style-name="P2"><text:span text:style-name="T7">GATE </text:span></text:p>
            </draw:text-box>
          </draw:frame>
        </draw:g>
        <draw:g>
          <draw:g>
            <draw:polygon draw:style-name="gr1" draw:text-style-name="P1" draw:layer="layout" svg:width="3.55cm" svg:height="2.2cm" svg:x="13.815cm" svg:y="6.255cm" svg:viewBox="0 0 3551 2201" draw:points="0,2201 3551,2201 3551,0 0,0">
              <text:p/>
            </draw:polygon>
            <draw:polygon draw:style-name="gr3" draw:text-style-name="P3" draw:layer="layout" svg:width="3.55cm" svg:height="2.2cm" svg:x="13.815cm" svg:y="6.255cm" svg:viewBox="0 0 3551 2201" draw:points="0,2201 3551,2201 3551,0 0,0">
              <text:p/>
            </draw:polygon>
          </draw:g>
          <draw:frame draw:style-name="gr28" draw:text-style-name="P3" draw:layer="layout" svg:width="3.55cm" svg:height="2.497cm" svg:x="13.815cm" svg:y="6.107cm">
            <draw:text-box>
              <text:p text:style-name="P2"><text:span text:style-name="T8">If a NM is already at the incident site, begin onsite role per step 3</text:span></text:p>
            </draw:text-box>
          </draw:frame>
        </draw:g>
        <draw:g>
          <draw:g>
            <draw:path draw:style-name="gr1" draw:text-style-name="P1" draw:layer="layout" svg:width="3.55cm" svg:height="1.5cm" svg:x="9.701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9.701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8" draw:text-style-name="P3" draw:layer="layout" svg:width="3.55cm" svg:height="1.57cm" svg:x="9.701cm" svg:y="4.222cm">
            <draw:text-box>
              <text:p text:style-name="P2"><text:span text:style-name="T7">SL</text:span></text:p>
            </draw:text-box>
          </draw:frame>
        </draw:g>
        <draw:g>
          <draw:g>
            <draw:polygon draw:style-name="gr1" draw:text-style-name="P1" draw:layer="layout" svg:width="3.55cm" svg:height="2.205cm" svg:x="9.685cm" svg:y="6.255cm" svg:viewBox="0 0 3551 2206" draw:points="0,2206 3551,2206 3551,0 0,0">
              <text:p/>
            </draw:polygon>
            <draw:polygon draw:style-name="gr3" draw:text-style-name="P3" draw:layer="layout" svg:width="3.55cm" svg:height="2.205cm" svg:x="9.685cm" svg:y="6.255cm" svg:viewBox="0 0 3551 2206" draw:points="0,2206 3551,2206 3551,0 0,0">
              <text:p/>
            </draw:polygon>
          </draw:g>
          <draw:frame draw:style-name="gr29" draw:text-style-name="P3" draw:layer="layout" svg:width="3.55cm" svg:height="2.497cm" svg:x="9.685cm" svg:y="6.109cm">
            <draw:text-box>
              <text:p text:style-name="P2"><text:span text:style-name="T8">Responsible for notifying local Law Enforcement (LE) </text:span><text:span text:style-name="T13">immediately</text:span></text:p>
            </draw:text-box>
          </draw:frame>
        </draw:g>
        <draw:g>
          <draw:g>
            <draw:path draw:style-name="gr1" draw:text-style-name="P1" draw:layer="layout" svg:width="3.55cm" svg:height="1.5cm" svg:x="17.867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7.867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8" draw:text-style-name="P3" draw:layer="layout" svg:width="3.55cm" svg:height="1.57cm" svg:x="17.867cm" svg:y="4.222cm">
            <draw:text-box>
              <text:p text:style-name="P2"><text:span text:style-name="T7">T&amp;EL</text:span></text:p>
            </draw:text-box>
          </draw:frame>
        </draw:g>
        <draw:g>
          <draw:g>
            <draw:path draw:style-name="gr1" draw:text-style-name="P1" draw:layer="layout" svg:width="2.835cm" svg:height="1.5cm" svg:x="25.865cm" svg:y="4.257cm" svg:viewBox="0 0 2836 1501" svg:d="M2337 1501c91 0 169-21 249-67s137-103 183-183 67-158 67-250v-502c0-91-21-169-67-249s-103-137-183-183-158-67-249-67h-1838c-91 0-169 21-249 67s-137 103-183 183-67 158-67 249v502c0 92 21 170 67 250s103 137 183 183 158 67 249 67z">
              <text:p/>
            </draw:path>
            <draw:path draw:style-name="gr3" draw:text-style-name="P3" draw:layer="layout" svg:width="2.835cm" svg:height="1.5cm" svg:x="25.865cm" svg:y="4.257cm" svg:viewBox="0 0 2836 1501" svg:d="M2337 1501c91 0 169-21 249-67s137-103 183-183 67-158 67-250v-502c0-91-21-169-67-249s-103-137-183-183-158-67-249-67h-1838c-91 0-169 21-249 67s-137 103-183 183-67 158-67 249v502c0 92 21 170 67 250s103 137 183 183 158 67 249 67z">
              <text:p/>
            </draw:path>
          </draw:g>
          <draw:frame draw:style-name="gr8" draw:text-style-name="P3" draw:layer="layout" svg:width="2.835cm" svg:height="1.5cm" svg:x="25.865cm" svg:y="4.257cm">
            <draw:text-box>
              <text:p text:style-name="P2"><text:span text:style-name="T10">DRIVER</text:span></text:p>
            </draw:text-box>
          </draw:frame>
        </draw:g>
        <draw:g>
          <draw:g>
            <draw:polygon draw:style-name="gr1" draw:text-style-name="P1" draw:layer="layout" svg:width="3.55cm" svg:height="1.5cm" svg:x="21.95cm" svg:y="8.957cm" svg:viewBox="0 0 3551 1501" draw:points="0,1501 3551,1501 3551,0 0,0">
              <text:p/>
            </draw:polygon>
            <draw:polygon draw:style-name="gr3" draw:text-style-name="P3" draw:layer="layout" svg:width="3.55cm" svg:height="1.5cm" svg:x="21.95cm" svg:y="8.957cm" svg:viewBox="0 0 3551 1501" draw:points="0,1501 3551,1501 3551,0 0,0">
              <text:p/>
            </draw:polygon>
          </draw:g>
          <draw:frame draw:style-name="gr23" draw:text-style-name="P3" draw:layer="layout" svg:width="3.55cm" svg:height="1.5cm" svg:x="21.95cm" svg:y="8.957cm">
            <draw:text-box>
              <text:p text:style-name="P2"><text:span text:style-name="T8">Prep T&amp;E <text:s/>for incident response</text:span></text:p>
            </draw:text-box>
          </draw:frame>
        </draw:g>
        <draw:line draw:style-name="gr24" draw:text-style-name="P3" draw:layer="layout" svg:x1="23.725cm" svg:y1="10.456cm" svg:x2="23.725cm" svg:y2="10.955cm">
          <text:p/>
        </draw:line>
        <draw:g>
          <draw:g>
            <draw:polygon draw:style-name="gr1" draw:text-style-name="P1" draw:layer="layout" svg:width="3.55cm" svg:height="2.704cm" svg:x="1.535cm" svg:y="10.156cm" svg:viewBox="0 0 3551 2705" draw:points="0,2705 3551,2705 3551,0 0,0">
              <text:p/>
            </draw:polygon>
            <draw:path draw:style-name="gr3" draw:text-style-name="P3" draw:layer="layout" svg:width="3.55cm" svg:height="2.704cm" svg:x="1.535cm" svg:y="10.156cm" svg:viewBox="0 0 3551 2705" svg:d="M0 2705h3551v-2705h-3551zM160 2705v-2705M3391 2705v-2705">
              <text:p/>
            </draw:path>
          </draw:g>
          <draw:frame draw:style-name="gr30" draw:text-style-name="P3" draw:layer="layout" svg:width="3.23cm" svg:height="3.111cm" svg:x="1.695cm" svg:y="9.953cm">
            <draw:text-box>
              <text:p text:style-name="P2"><text:span text:style-name="T8">MSL directs all radio communications for duration of event</text:span></text:p>
            </draw:text-box>
          </draw:frame>
        </draw:g>
        <draw:line draw:style-name="gr24" draw:text-style-name="P3" draw:layer="layout" svg:x1="3.31cm" svg:y1="9.783cm" svg:x2="3.31cm" svg:y2="10.156cm">
          <text:p/>
        </draw:line>
        <draw:g>
          <draw:g>
            <draw:polygon draw:style-name="gr1" draw:text-style-name="P1" draw:layer="layout" svg:width="3.55cm" svg:height="2.506cm" svg:x="9.685cm" svg:y="8.954cm" svg:viewBox="0 0 3551 2507" draw:points="0,2507 3551,2507 3551,0 0,0">
              <text:p/>
            </draw:polygon>
            <draw:path draw:style-name="gr3" draw:text-style-name="P3" draw:layer="layout" svg:width="3.55cm" svg:height="2.506cm" svg:x="9.685cm" svg:y="8.954cm" svg:viewBox="0 0 3551 2507" svg:d="M0 2507h3551v-2507h-3551zM160 2507v-2507M3391 2507v-2507">
              <text:p/>
            </draw:path>
          </draw:g>
          <draw:frame draw:style-name="gr31" draw:text-style-name="P3" draw:layer="layout" svg:width="3.23cm" svg:height="3.111cm" svg:x="9.845cm" svg:y="8.652cm">
            <draw:text-box>
              <text:p text:style-name="P2"><text:span text:style-name="T8">Move to Gate and wait for LE to arrive and take them directly to the scene. </text:span></text:p>
            </draw:text-box>
          </draw:frame>
        </draw:g>
        <draw:line draw:style-name="gr24" draw:text-style-name="P3" draw:layer="layout" svg:x1="11.46cm" svg:y1="8.46cm" svg:x2="11.46cm" svg:y2="8.953cm">
          <text:p/>
        </draw:line>
        <draw:g>
          <draw:g>
            <draw:polygon draw:style-name="gr1" draw:text-style-name="P1" draw:layer="layout" svg:width="3.55cm" svg:height="2.2cm" svg:x="21.95cm" svg:y="10.957cm" svg:viewBox="0 0 3551 2201" draw:points="0,2201 3551,2201 3551,0 0,0">
              <text:p/>
            </draw:polygon>
            <draw:path draw:style-name="gr3" draw:text-style-name="P3" draw:layer="layout" svg:width="3.55cm" svg:height="2.2cm" svg:x="21.95cm" svg:y="10.957cm" svg:viewBox="0 0 3551 2201" svg:d="M0 2201h3551v-2201h-3551zM160 2201v-2201M3391 2201v-2201">
              <text:p/>
            </draw:path>
          </draw:g>
          <draw:frame draw:style-name="gr28" draw:text-style-name="P3" draw:layer="layout" svg:width="3.23cm" svg:height="2.497cm" svg:x="22.11cm" svg:y="10.809cm">
            <draw:text-box>
              <text:p text:style-name="P2"><text:span text:style-name="T8">2 T&amp;EV prepare to take in incident-related cases </text:span></text:p>
            </draw:text-box>
          </draw:frame>
        </draw:g>
        <draw:g>
          <draw:g>
            <draw:polygon draw:style-name="gr1" draw:text-style-name="P1" draw:layer="layout" svg:width="3.55cm" svg:height="2.2cm" svg:x="21.95cm" svg:y="13.656cm" svg:viewBox="0 0 3551 2201" draw:points="0,2201 3551,2201 3551,0 0,0">
              <text:p/>
            </draw:polygon>
            <draw:path draw:style-name="gr3" draw:text-style-name="P3" draw:layer="layout" svg:width="3.55cm" svg:height="2.2cm" svg:x="21.95cm" svg:y="13.656cm" svg:viewBox="0 0 3551 2201" svg:d="M0 2201h3551v-2201h-3551zM160 2201v-2201M3391 2201v-2201">
              <text:p/>
            </draw:path>
          </draw:g>
          <draw:frame draw:style-name="gr28" draw:text-style-name="P3" draw:layer="layout" svg:width="3.23cm" svg:height="2.2cm" svg:x="22.11cm" svg:y="13.656cm">
            <draw:text-box>
              <text:p text:style-name="P2"><text:span text:style-name="T8">2 T&amp;EV continue normal T&amp;E</text:span></text:p>
            </draw:text-box>
          </draw:frame>
        </draw:g>
        <draw:g>
          <draw:line draw:style-name="gr24" draw:text-style-name="P3" draw:layer="layout" svg:x1="23.725cm" svg:y1="13.156cm" svg:x2="23.725cm" svg:y2="13.655cm">
            <text:p/>
          </draw:line>
          <draw:frame draw:style-name="gr32" draw:text-style-name="P3" draw:layer="layout" svg:width="2.117cm" svg:height="1.219cm" svg:x="22.666cm" svg:y="12.797cm">
            <draw:text-box>
              <text:p/>
            </draw:text-box>
          </draw:frame>
        </draw:g>
        <draw:g>
          <draw:polygon draw:style-name="gr1" draw:text-style-name="P1" draw:layer="layout" svg:width="0.5cm" svg:height="1cm" svg:x="0.635cm" svg:y="22.46cm" svg:viewBox="0 0 501 1001" draw:points="0,1001 501,1001 501,0 0,0">
            <text:p/>
          </draw:polygon>
          <draw:frame draw:style-name="gr5" draw:text-style-name="P3" draw:layer="layout" svg:width="0.5cm" svg:height="2.345cm" svg:x="0.635cm" svg:y="21.788cm">
            <draw:text-box>
              <text:p text:style-name="P2"><text:span text:style-name="T4">2</text:span></text:p>
            </draw:text-box>
          </draw:frame>
        </draw:g>
        <draw:g>
          <draw:line draw:style-name="gr6" draw:text-style-name="P3" draw:layer="layout" svg:x1="2.185cm" svg:y1="22.961cm" svg:x2="29.146cm" svg:y2="22.935cm">
            <text:p/>
          </draw:line>
          <draw:frame draw:style-name="gr7" draw:text-style-name="P3" draw:layer="layout" svg:width="5.129cm" svg:height="1.053cm" svg:x="13.1cm" svg:y="22.421cm">
            <draw:text-box>
              <text:p text:style-name="P2"><text:span text:style-name="T5">Get Into Positions</text:span></text:p>
            </draw:text-box>
          </draw:frame>
        </draw:g>
        <draw:g>
          <draw:g>
            <draw:path draw:style-name="gr1" draw:text-style-name="P1" draw:layer="layout" svg:width="3.216cm" svg:height="1.5cm" svg:x="1.997cm" svg:y="23.89cm" svg:viewBox="0 0 3217 1501" svg:d="M2717 1501c92 0 170-21 250-67s137-103 183-183 67-158 67-250v-502c0-91-21-169-67-249s-103-137-183-183-158-67-250-67h-2218c-91 0-169 21-249 67s-137 103-183 183-67 158-67 249v502c0 92 21 170 67 250s103 137 183 183 158 67 249 67z">
              <text:p/>
            </draw:path>
            <draw:path draw:style-name="gr3" draw:text-style-name="P3" draw:layer="layout" svg:width="3.216cm" svg:height="1.5cm" svg:x="1.997cm" svg:y="23.89cm" svg:viewBox="0 0 3217 1501" svg:d="M2717 1501c92 0 170-21 250-67s137-103 183-183 67-158 67-250v-502c0-91-21-169-67-249s-103-137-183-183-158-67-250-67h-2218c-91 0-169 21-249 67s-137 103-183 183-67 158-67 249v502c0 92 21 170 67 250s103 137 183 183 158 67 249 67z">
              <text:p/>
            </draw:path>
          </draw:g>
          <draw:frame draw:style-name="gr8" draw:text-style-name="P3" draw:layer="layout" svg:width="3.216cm" svg:height="1.57cm" svg:x="1.997cm" svg:y="23.855cm">
            <draw:text-box>
              <text:p text:style-name="P2"><text:span text:style-name="T7">MSL</text:span></text:p>
            </draw:text-box>
          </draw:frame>
        </draw:g>
        <draw:g>
          <draw:g>
            <draw:path draw:style-name="gr1" draw:text-style-name="P1" draw:layer="layout" svg:width="3.992cm" svg:height="1.5cm" svg:x="5.816cm" svg:y="23.89cm" svg:viewBox="0 0 3993 1501" svg:d="M3493 1501c92 0 170-21 250-67s137-103 183-183 67-158 67-250v-502c0-91-21-169-67-249s-103-137-183-183-158-67-250-67h-2994c-91 0-169 21-249 67s-137 103-183 183-67 158-67 249v502c0 92 21 170 67 250s103 137 183 183 158 67 249 67z">
              <text:p/>
            </draw:path>
            <draw:path draw:style-name="gr3" draw:text-style-name="P3" draw:layer="layout" svg:width="3.992cm" svg:height="1.5cm" svg:x="5.816cm" svg:y="23.89cm" svg:viewBox="0 0 3993 1501" svg:d="M3493 1501c92 0 170-21 250-67s137-103 183-183 67-158 67-250v-502c0-91-21-169-67-249s-103-137-183-183-158-67-250-67h-2994c-91 0-169 21-249 67s-137 103-183 183-67 158-67 249v502c0 92 21 170 67 250s103 137 183 183 158 67 249 67z">
              <text:p/>
            </draw:path>
          </draw:g>
          <draw:frame draw:style-name="gr8" draw:text-style-name="P3" draw:layer="layout" svg:width="3.992cm" svg:height="1.5cm" svg:x="5.816cm" svg:y="23.89cm">
            <draw:text-box>
              <text:p text:style-name="P2"><text:span text:style-name="T10">MEDTEAM</text:span></text:p>
            </draw:text-box>
          </draw:frame>
        </draw:g>
        <draw:g>
          <draw:g>
            <draw:path draw:style-name="gr1" draw:text-style-name="P1" draw:layer="layout" svg:width="3.992cm" svg:height="1.5cm" svg:x="14.5cm" svg:y="23.89cm" svg:viewBox="0 0 3993 1501" svg:d="M3493 1501c92 0 170-21 250-67s137-103 183-183 67-158 67-250v-502c0-91-21-169-67-249s-103-137-183-183-158-67-250-67h-2994c-91 0-169 21-249 67s-137 103-183 183-67 158-67 249v502c0 92 21 170 67 250s103 137 183 183 158 67 249 67z">
              <text:p/>
            </draw:path>
            <draw:path draw:style-name="gr3" draw:text-style-name="P3" draw:layer="layout" svg:width="3.992cm" svg:height="1.5cm" svg:x="14.5cm" svg:y="23.89cm" svg:viewBox="0 0 3993 1501" svg:d="M3493 1501c92 0 170-21 250-67s137-103 183-183 67-158 67-250v-502c0-91-21-169-67-249s-103-137-183-183-158-67-250-67h-2994c-91 0-169 21-249 67s-137 103-183 183-67 158-67 249v502c0 92 21 170 67 250s103 137 183 183 158 67 249 67z">
              <text:p/>
            </draw:path>
          </draw:g>
          <draw:frame draw:style-name="gr8" draw:text-style-name="P3" draw:layer="layout" svg:width="3.992cm" svg:height="1.5cm" svg:x="14.5cm" svg:y="23.89cm">
            <draw:text-box>
              <text:p text:style-name="P2"><text:span text:style-name="T10">INTR</text:span></text:p>
            </draw:text-box>
          </draw:frame>
        </draw:g>
        <draw:g>
          <draw:g>
            <draw:polygon draw:style-name="gr1" draw:text-style-name="P1" draw:layer="layout" svg:width="3.216cm" svg:height="1cm" svg:x="1.997cm" svg:y="25.878cm" svg:viewBox="0 0 3217 1001" draw:points="0,1001 3217,1001 3217,0 0,0">
              <text:p/>
            </draw:polygon>
            <draw:polygon draw:style-name="gr3" draw:text-style-name="P3" draw:layer="layout" svg:width="3.216cm" svg:height="1cm" svg:x="1.997cm" svg:y="25.878cm" svg:viewBox="0 0 3217 1001" draw:points="0,1001 3217,1001 3217,0 0,0">
              <text:p/>
            </draw:polygon>
          </draw:g>
          <draw:frame draw:style-name="gr9" draw:text-style-name="P3" draw:layer="layout" svg:width="3.216cm" svg:height="1.269cm" svg:x="1.997cm" svg:y="25.744cm">
            <draw:text-box>
              <text:p text:style-name="P2"><text:span text:style-name="T8">Move to incident site</text:span></text:p>
            </draw:text-box>
          </draw:frame>
        </draw:g>
        <draw:g>
          <draw:g>
            <draw:polygon draw:style-name="gr1" draw:text-style-name="P1" draw:layer="layout" svg:width="3.216cm" svg:height="3.09cm" svg:x="1.998cm" svg:y="27.37cm" svg:viewBox="0 0 3217 3091" draw:points="0,3091 3217,3091 3217,0 0,0">
              <text:p/>
            </draw:polygon>
            <draw:path draw:style-name="gr3" draw:text-style-name="P3" draw:layer="layout" svg:width="3.216cm" svg:height="3.09cm" svg:x="1.998cm" svg:y="27.37cm" svg:viewBox="0 0 3217 3091" svg:d="M0 3091h3217v-3091h-3217zM164 3091v-3091M3053 3091v-3091">
              <text:p/>
            </draw:path>
          </draw:g>
          <draw:frame draw:style-name="gr33" draw:text-style-name="P3" draw:layer="layout" svg:width="2.887cm" svg:height="3.725cm" svg:x="2.162cm" svg:y="27.053cm">
            <draw:text-box>
              <text:p text:style-name="P2"><text:span text:style-name="T8">Recieve update from NM at incident site (en-route via radio if appropriate)</text:span></text:p>
            </draw:text-box>
          </draw:frame>
        </draw:g>
        <draw:g>
          <draw:g>
            <draw:path draw:style-name="gr1" draw:text-style-name="P1" draw:layer="layout" svg:width="3.344cm" svg:height="1.5cm" svg:x="19.005cm" svg:y="23.89cm" svg:viewBox="0 0 3345 1501" svg:d="M2845 1501c92 0 170-21 250-67s137-103 183-183 67-158 67-250v-502c0-91-21-169-67-249s-103-137-183-183-158-67-250-67h-2346c-92 0-169 21-249 67s-137 103-183 183-67 158-67 249v502c0 92 21 170 67 250s103 137 183 183 157 67 249 67z">
              <text:p/>
            </draw:path>
            <draw:path draw:style-name="gr3" draw:text-style-name="P3" draw:layer="layout" svg:width="3.344cm" svg:height="1.5cm" svg:x="19.005cm" svg:y="23.89cm" svg:viewBox="0 0 3345 1501" svg:d="M2845 1501c92 0 170-21 250-67s137-103 183-183 67-158 67-250v-502c0-91-21-169-67-249s-103-137-183-183-158-67-250-67h-2346c-92 0-169 21-249 67s-137 103-183 183-67 158-67 249v502c0 92 21 170 67 250s103 137 183 183 157 67 249 67z">
              <text:p/>
            </draw:path>
          </draw:g>
          <draw:frame draw:style-name="gr8" draw:text-style-name="P3" draw:layer="layout" svg:width="3.344cm" svg:height="1.57cm" svg:x="19.005cm" svg:y="23.855cm">
            <draw:text-box>
              <text:p text:style-name="P2"><text:span text:style-name="T7">AMB</text:span></text:p>
            </draw:text-box>
          </draw:frame>
        </draw:g>
        <draw:g>
          <draw:g>
            <draw:polygon draw:style-name="gr1" draw:text-style-name="P1" draw:layer="layout" svg:width="3.216cm" svg:height="3.285cm" svg:x="19.069cm" svg:y="27.375cm" svg:viewBox="0 0 3217 3286" draw:points="0,3286 3217,3286 3217,0 0,0">
              <text:p/>
            </draw:polygon>
            <draw:path draw:style-name="gr3" draw:text-style-name="P3" draw:layer="layout" svg:width="3.216cm" svg:height="3.285cm" svg:x="19.069cm" svg:y="27.375cm" svg:viewBox="0 0 3217 3286" svg:d="M0 3286h3217v-3286h-3217zM160 3286v-3286M3057 3286v-3286">
              <text:p/>
            </draw:path>
          </draw:g>
          <draw:frame draw:style-name="gr34" draw:text-style-name="P3" draw:layer="layout" svg:width="2.896cm" svg:height="3.725cm" svg:x="19.229cm" svg:y="27.155cm">
            <draw:text-box>
              <text:p text:style-name="P2"><text:span text:style-name="T8">If in hours of darkness: park so that headlights can illuminate scene</text:span></text:p>
            </draw:text-box>
          </draw:frame>
        </draw:g>
        <draw:line draw:style-name="gr24" draw:text-style-name="P3" draw:layer="layout" svg:x1="20.677cm" svg:y1="26.878cm" svg:x2="20.677cm" svg:y2="27.375cm">
          <text:p/>
        </draw:line>
        <draw:g>
          <draw:polygon draw:style-name="gr1" draw:text-style-name="P1" draw:layer="layout" svg:width="5cm" svg:height="0.5cm" svg:x="24.225cm" svg:y="22.4cm" svg:viewBox="0 0 5001 501" draw:points="0,501 5001,501 5001,0 0,0">
            <text:p/>
          </draw:polygon>
          <draw:frame draw:style-name="gr4" draw:text-style-name="P3" draw:layer="layout" svg:width="5cm" svg:height="0.622cm" svg:x="24.225cm" svg:y="22.339cm">
            <draw:text-box>
              <text:p text:style-name="P2"><text:span text:style-name="T6">Death on Site </text:span></text:p>
            </draw:text-box>
          </draw:frame>
        </draw:g>
        <draw:g>
          <draw:g>
            <draw:polygon draw:style-name="gr1" draw:text-style-name="P1" draw:layer="layout" svg:width="3.216cm" svg:height="2.593cm" svg:x="1.998cm" svg:y="30.868cm" svg:viewBox="0 0 3217 2594" draw:points="0,2594 3217,2594 3217,0 0,0">
              <text:p/>
            </draw:polygon>
            <draw:polygon draw:style-name="gr3" draw:text-style-name="P3" draw:layer="layout" svg:width="3.216cm" svg:height="2.593cm" svg:x="1.998cm" svg:y="30.868cm" svg:viewBox="0 0 3217 2594" draw:points="0,2594 3217,2594 3217,0 0,0">
              <text:p/>
            </draw:polygon>
          </draw:g>
          <draw:frame draw:style-name="gr35" draw:text-style-name="P3" draw:layer="layout" svg:width="3.216cm" svg:height="3.111cm" svg:x="1.998cm" svg:y="30.609cm">
            <draw:text-box>
              <text:p text:style-name="P2"><text:span text:style-name="T8">Direct NMs to incident site, gate or other relevant positions as needed</text:span></text:p>
            </draw:text-box>
          </draw:frame>
        </draw:g>
        <draw:g>
          <draw:g>
            <draw:polygon draw:style-name="gr1" draw:text-style-name="P1" draw:layer="layout" svg:width="3.216cm" svg:height="1.5cm" svg:x="1.998cm" svg:y="33.96cm" svg:viewBox="0 0 3217 1501" draw:points="0,1501 3217,1501 3217,0 0,0">
              <text:p/>
            </draw:polygon>
            <draw:polygon draw:style-name="gr3" draw:text-style-name="P3" draw:layer="layout" svg:width="3.216cm" svg:height="1.5cm" svg:x="1.998cm" svg:y="33.96cm" svg:viewBox="0 0 3217 1501" draw:points="0,1501 3217,1501 3217,0 0,0">
              <text:p/>
            </draw:polygon>
          </draw:g>
          <draw:frame draw:style-name="gr23" draw:text-style-name="P3" draw:layer="layout" svg:width="3.216cm" svg:height="1.883cm" svg:x="1.998cm" svg:y="33.769cm">
            <draw:text-box>
              <text:p text:style-name="P2"><text:span text:style-name="T8">Direct NMs to maintain regular patrol as needed</text:span></text:p>
            </draw:text-box>
          </draw:frame>
        </draw:g>
        <draw:g>
          <draw:polyline draw:style-name="gr24" draw:text-style-name="P3" draw:layer="layout" svg:width="0cm" svg:height="0.493cm" svg:x="3.605cm" svg:y="26.878cm" svg:viewBox="0 0 0 494" draw:points="0,0 0,188 0,188 0,494">
            <text:p/>
          </draw:polyline>
          <draw:frame draw:style-name="gr36" draw:text-style-name="P3" draw:layer="layout" svg:width="1.411cm" svg:height="1.219cm" svg:x="2.9cm" svg:y="26.514cm">
            <draw:text-box>
              <text:p/>
            </draw:text-box>
          </draw:frame>
        </draw:g>
        <draw:g>
          <draw:g>
            <draw:polygon draw:style-name="gr1" draw:text-style-name="P1" draw:layer="layout" svg:width="3.216cm" svg:height="1cm" svg:x="6.204cm" svg:y="25.878cm" svg:viewBox="0 0 3217 1001" draw:points="0,1001 3217,1001 3217,0 0,0">
              <text:p/>
            </draw:polygon>
            <draw:polygon draw:style-name="gr3" draw:text-style-name="P3" draw:layer="layout" svg:width="3.216cm" svg:height="1cm" svg:x="6.204cm" svg:y="25.878cm" svg:viewBox="0 0 3217 1001" draw:points="0,1001 3217,1001 3217,0 0,0">
              <text:p/>
            </draw:polygon>
          </draw:g>
          <draw:frame draw:style-name="gr9" draw:text-style-name="P3" draw:layer="layout" svg:width="3.216cm" svg:height="1.269cm" svg:x="6.204cm" svg:y="25.744cm">
            <draw:text-box>
              <text:p text:style-name="P2"><text:span text:style-name="T8">Move with MSL to incident site</text:span></text:p>
            </draw:text-box>
          </draw:frame>
        </draw:g>
        <draw:g>
          <draw:g>
            <draw:polygon draw:style-name="gr1" draw:text-style-name="P1" draw:layer="layout" svg:width="3.216cm" svg:height="1cm" svg:x="14.888cm" svg:y="25.878cm" svg:viewBox="0 0 3217 1001" draw:points="0,1001 3217,1001 3217,0 0,0">
              <text:p/>
            </draw:polygon>
            <draw:polygon draw:style-name="gr3" draw:text-style-name="P3" draw:layer="layout" svg:width="3.216cm" svg:height="1cm" svg:x="14.888cm" svg:y="25.878cm" svg:viewBox="0 0 3217 1001" draw:points="0,1001 3217,1001 3217,0 0,0">
              <text:p/>
            </draw:polygon>
          </draw:g>
          <draw:frame draw:style-name="gr9" draw:text-style-name="P3" draw:layer="layout" svg:width="3.216cm" svg:height="1.269cm" svg:x="14.888cm" svg:y="25.744cm">
            <draw:text-box>
              <text:p text:style-name="P2"><text:span text:style-name="T8">Move with MSL to incident site</text:span></text:p>
            </draw:text-box>
          </draw:frame>
        </draw:g>
        <draw:g>
          <draw:g>
            <draw:polygon draw:style-name="gr1" draw:text-style-name="P1" draw:layer="layout" svg:width="3.216cm" svg:height="1cm" svg:x="19.069cm" svg:y="25.878cm" svg:viewBox="0 0 3217 1001" draw:points="0,1001 3217,1001 3217,0 0,0">
              <text:p/>
            </draw:polygon>
            <draw:polygon draw:style-name="gr3" draw:text-style-name="P3" draw:layer="layout" svg:width="3.216cm" svg:height="1cm" svg:x="19.069cm" svg:y="25.878cm" svg:viewBox="0 0 3217 1001" draw:points="0,1001 3217,1001 3217,0 0,0">
              <text:p/>
            </draw:polygon>
          </draw:g>
          <draw:frame draw:style-name="gr9" draw:text-style-name="P3" draw:layer="layout" svg:width="3.216cm" svg:height="1.269cm" svg:x="19.069cm" svg:y="25.744cm">
            <draw:text-box>
              <text:p text:style-name="P2"><text:span text:style-name="T8">Drive to incident site</text:span></text:p>
            </draw:text-box>
          </draw:frame>
        </draw:g>
        <draw:g>
          <draw:g>
            <draw:path draw:style-name="gr1" draw:text-style-name="P1" draw:layer="layout" svg:width="3.55cm" svg:height="1.5cm" svg:x="13.784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13.784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8" draw:text-style-name="P3" draw:layer="layout" svg:width="3.55cm" svg:height="1.5cm" svg:x="13.784cm" svg:y="4.257cm">
            <draw:text-box>
              <text:p text:style-name="P2"><text:span text:style-name="T10">NOMAD</text:span></text:p>
            </draw:text-box>
          </draw:frame>
        </draw:g>
        <draw:g>
          <draw:g>
            <draw:polygon draw:style-name="gr1" draw:text-style-name="P1" draw:layer="layout" svg:width="3.55cm" svg:height="1.5cm" svg:x="17.882cm" svg:y="8.955cm" svg:viewBox="0 0 3551 1501" draw:points="0,1501 3551,1501 3551,0 0,0">
              <text:p/>
            </draw:polygon>
            <draw:polygon draw:style-name="gr3" draw:text-style-name="P3" draw:layer="layout" svg:width="3.55cm" svg:height="1.5cm" svg:x="17.882cm" svg:y="8.955cm" svg:viewBox="0 0 3551 1501" draw:points="0,1501 3551,1501 3551,0 0,0">
              <text:p/>
            </draw:polygon>
          </draw:g>
          <draw:frame draw:style-name="gr23" draw:text-style-name="P3" draw:layer="layout" svg:width="3.55cm" svg:height="1.883cm" svg:x="17.882cm" svg:y="8.764cm">
            <draw:text-box>
              <text:p text:style-name="P2"><text:span text:style-name="T8">Instruct T&amp;EVs to prep T&amp;E for incident response</text:span></text:p>
            </draw:text-box>
          </draw:frame>
        </draw:g>
        <draw:g>
          <draw:g>
            <draw:polygon draw:style-name="gr1" draw:text-style-name="P1" draw:layer="layout" svg:width="3.55cm" svg:height="1.605cm" svg:x="17.882cm" svg:y="10.955cm" svg:viewBox="0 0 3551 1606" draw:points="0,1606 3551,1606 3551,0 0,0">
              <text:p/>
            </draw:polygon>
            <draw:polygon draw:style-name="gr3" draw:text-style-name="P3" draw:layer="layout" svg:width="3.55cm" svg:height="1.605cm" svg:x="17.882cm" svg:y="10.955cm" svg:viewBox="0 0 3551 1606" draw:points="0,1606 3551,1606 3551,0 0,0">
              <text:p/>
            </draw:polygon>
          </draw:g>
          <draw:frame draw:style-name="gr37" draw:text-style-name="P3" draw:layer="layout" svg:width="3.55cm" svg:height="1.883cm" svg:x="17.882cm" svg:y="10.816cm">
            <draw:text-box>
              <text:p text:style-name="P2"><text:span text:style-name="T8">Take up position outside of Welfare Center </text:span></text:p>
            </draw:text-box>
          </draw:frame>
        </draw:g>
        <draw:g>
          <draw:g>
            <draw:polygon draw:style-name="gr1" draw:text-style-name="P1" draw:layer="layout" svg:width="3.55cm" svg:height="2.101cm" svg:x="13.815cm" svg:y="8.954cm" svg:viewBox="0 0 3551 2102" draw:points="0,2102 3551,2102 3551,0 0,0">
              <text:p/>
            </draw:polygon>
            <draw:polygon draw:style-name="gr3" draw:text-style-name="P3" draw:layer="layout" svg:width="3.55cm" svg:height="2.101cm" svg:x="13.815cm" svg:y="8.954cm" svg:viewBox="0 0 3551 2102" draw:points="0,2102 3551,2102 3551,0 0,0">
              <text:p/>
            </draw:polygon>
          </draw:g>
          <draw:frame draw:style-name="gr38" draw:text-style-name="P3" draw:layer="layout" svg:width="3.55cm" svg:height="2.497cm" svg:x="13.815cm" svg:y="8.756cm">
            <draw:text-box>
              <text:p text:style-name="P2"><text:span text:style-name="T8">All other NMs stand by and await orders from MSL per "Radio Priority" </text:span></text:p>
            </draw:text-box>
          </draw:frame>
        </draw:g>
        <draw:g>
          <draw:g>
            <draw:polygon draw:style-name="gr1" draw:text-style-name="P1" draw:layer="layout" svg:width="3.55cm" svg:height="4cm" svg:x="17.882cm" svg:y="13.06cm" svg:viewBox="0 0 3551 4001" draw:points="0,4001 3551,4001 3551,0 0,0">
              <text:p/>
            </draw:polygon>
            <draw:path draw:style-name="gr3" draw:text-style-name="P3" draw:layer="layout" svg:width="3.55cm" svg:height="4cm" svg:x="17.882cm" svg:y="13.06cm" svg:viewBox="0 0 3551 4001" svg:d="M0 4001h3551v-4001h-3551zM160 4001v-4001M3391 4001v-4001">
              <text:p/>
            </draw:path>
          </draw:g>
          <draw:frame draw:style-name="gr39" draw:text-style-name="P3" draw:layer="layout" svg:width="3.23cm" svg:height="5.567cm" svg:x="18.042cm" svg:y="12.277cm">
            <draw:text-box>
              <text:p text:style-name="P2"><text:span text:style-name="T8">Oversee and manage incoming participants traumatised by the death – priority to next of kin and friends/camp mates.</text:span></text:p>
            </draw:text-box>
          </draw:frame>
        </draw:g>
        <draw:g>
          <draw:line draw:style-name="gr24" draw:text-style-name="P3" draw:layer="layout" svg:x1="19.657cm" svg:y1="12.56cm" svg:x2="19.657cm" svg:y2="13.059cm">
            <text:p/>
          </draw:line>
          <draw:frame draw:style-name="gr32" draw:text-style-name="P3" draw:layer="layout" svg:width="2.117cm" svg:height="1.219cm" svg:x="18.599cm" svg:y="12.201cm">
            <draw:text-box>
              <text:p/>
            </draw:text-box>
          </draw:frame>
        </draw:g>
        <draw:g>
          <draw:g>
            <draw:polygon draw:style-name="gr1" draw:text-style-name="P1" draw:layer="layout" svg:width="3.55cm" svg:height="2.5cm" svg:x="17.882cm" svg:y="17.56cm" svg:viewBox="0 0 3551 2501" draw:points="0,2501 3551,2501 3551,0 0,0">
              <text:p/>
            </draw:polygon>
            <draw:polygon draw:style-name="gr3" draw:text-style-name="P3" draw:layer="layout" svg:width="3.55cm" svg:height="2.5cm" svg:x="17.882cm" svg:y="17.56cm" svg:viewBox="0 0 3551 2501" draw:points="0,2501 3551,2501 3551,0 0,0">
              <text:p/>
            </draw:polygon>
          </draw:g>
          <draw:frame draw:style-name="gr40" draw:text-style-name="P3" draw:layer="layout" svg:width="3.55cm" svg:height="3.111cm" svg:x="17.882cm" svg:y="17.255cm">
            <draw:text-box>
              <text:p text:style-name="P2"><text:span text:style-name="T8">Oversee T&amp;E </text:span><text:span text:style-name="T13">and</text:span><text:span text:style-name="T8"> Malfare tent for duration of the emergency/incident/event</text:span></text:p>
            </draw:text-box>
          </draw:frame>
        </draw:g>
        <draw:g>
          <draw:g>
            <draw:polygon draw:style-name="gr1" draw:text-style-name="P1" draw:layer="layout" svg:width="7.587cm" svg:height="2.203cm" svg:x="17.913cm" svg:y="6.257cm" svg:viewBox="0 0 7588 2204" draw:points="0,2204 7588,2204 7588,0 0,0">
              <text:p/>
            </draw:polygon>
            <draw:polygon draw:style-name="gr3" draw:text-style-name="P3" draw:layer="layout" svg:width="7.587cm" svg:height="2.203cm" svg:x="17.913cm" svg:y="6.257cm" svg:viewBox="0 0 7588 2204" draw:points="0,2204 7588,2204 7588,0 0,0">
              <text:p/>
            </draw:polygon>
          </draw:g>
          <draw:frame draw:style-name="gr41" draw:text-style-name="P3" draw:layer="layout" svg:width="7.587cm" svg:height="2.497cm" svg:x="17.913cm" svg:y="6.11cm">
            <draw:text-box>
              <text:p text:style-name="P2"><text:span text:style-name="T2">T&amp;E plays key role in managing rumors. Information given only to next of kin or close friends/campmates, and only per instruction from MSL and SL!</text:span></text:p>
            </draw:text-box>
          </draw:frame>
        </draw:g>
        <draw:g>
          <draw:polygon draw:style-name="gr42" draw:text-style-name="P3" draw:layer="layout" svg:width="14.165cm" svg:height="3.4cm" svg:x="1.535cm" svg:y="16.66cm" svg:viewBox="0 0 14166 3401" draw:points="0,3401 14166,3401 14166,0 0,0">
            <text:p/>
          </draw:polygon>
          <draw:frame draw:style-name="gr43" draw:text-style-name="P3" draw:layer="layout" svg:width="14.165cm" svg:height="3.4cm" svg:x="1.535cm" svg:y="16.66cm">
            <draw:text-box>
              <text:p text:style-name="P6"><text:span text:style-name="T14"><text:s/></text:span><text:span text:style-name="T14">IMPORTANT:</text:span></text:p>
              <text:p text:style-name="P7"><text:span text:style-name="T14">The body is </text:span><text:span text:style-name="T15">not to be touched or moved</text:span><text:span text:style-name="T15"><text:line-break/></text:span><text:span text:style-name="T14">The area must be</text:span><text:span text:style-name="T15"> cordoned off</text:span><text:span text:style-name="T15"><text:line-break/></text:span><text:span text:style-name="T15">No one is allowed in</text:span><text:span text:style-name="T15"><text:line-break/></text:span><text:span text:style-name="T14">The body must be </text:span><text:span text:style-name="T15">covered </text:span><text:span text:style-name="T14">with a sheet, tarp, or cloth for privacy</text:span></text:p>
            </draw:text-box>
          </draw:frame>
        </draw:g>
        <draw:g>
          <draw:g>
            <draw:path draw:style-name="gr1" draw:text-style-name="P1" draw:layer="layout" svg:width="2.737cm" svg:height="1.5cm" svg:x="22.863cm" svg:y="23.89cm" svg:viewBox="0 0 2738 1501" svg:d="M2238 1501c92 0 170-21 250-67s137-103 183-183 67-158 67-250v-502c0-91-21-169-67-249s-103-137-183-183-158-67-250-67h-1739c-92 0-169 21-249 67s-137 103-183 183-67 158-67 249v502c0 92 21 170 67 250s103 137 183 183 157 67 249 67z">
              <text:p/>
            </draw:path>
            <draw:path draw:style-name="gr3" draw:text-style-name="P3" draw:layer="layout" svg:width="2.737cm" svg:height="1.5cm" svg:x="22.863cm" svg:y="23.89cm" svg:viewBox="0 0 2738 1501" svg:d="M2238 1501c92 0 170-21 250-67s137-103 183-183 67-158 67-250v-502c0-91-21-169-67-249s-103-137-183-183-158-67-250-67h-1739c-92 0-169 21-249 67s-137 103-183 183-67 158-67 249v502c0 92 21 170 67 250s103 137 183 183 157 67 249 67z">
              <text:p/>
            </draw:path>
          </draw:g>
          <draw:frame draw:style-name="gr8" draw:text-style-name="P3" draw:layer="layout" svg:width="2.737cm" svg:height="1.57cm" svg:x="22.863cm" svg:y="23.855cm">
            <draw:text-box>
              <text:p text:style-name="P2"><text:span text:style-name="T7">SL</text:span></text:p>
            </draw:text-box>
          </draw:frame>
        </draw:g>
        <draw:g>
          <draw:g>
            <draw:polygon draw:style-name="gr1" draw:text-style-name="P1" draw:layer="layout" svg:width="2.737cm" svg:height="1.582cm" svg:x="22.863cm" svg:y="25.878cm" svg:viewBox="0 0 2738 1583" draw:points="0,1583 2738,1583 2738,0 0,0">
              <text:p/>
            </draw:polygon>
            <draw:polygon draw:style-name="gr3" draw:text-style-name="P3" draw:layer="layout" svg:width="2.737cm" svg:height="1.582cm" svg:x="22.863cm" svg:y="25.878cm" svg:viewBox="0 0 2738 1583" draw:points="0,1583 2738,1583 2738,0 0,0">
              <text:p/>
            </draw:polygon>
          </draw:g>
          <draw:frame draw:style-name="gr44" draw:text-style-name="P3" draw:layer="layout" svg:width="2.737cm" svg:height="1.883cm" svg:x="22.863cm" svg:y="25.728cm">
            <draw:text-box>
              <text:p text:style-name="P2"><text:span text:style-name="T8">Escort LE to incident from gate </text:span></text:p>
            </draw:text-box>
          </draw:frame>
        </draw:g>
        <draw:g>
          <draw:g>
            <draw:path draw:style-name="gr1" draw:text-style-name="P1"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path draw:style-name="gr3" draw:text-style-name="P3"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g>
          <draw:frame draw:style-name="gr8" draw:text-style-name="P3" draw:layer="layout" svg:width="2.712cm" svg:height="1.5cm" svg:x="18.788cm" svg:y="41.755cm">
            <draw:text-box>
              <text:p text:style-name="P2"><text:span text:style-name="T9">SL</text:span></text:p>
            </draw:text-box>
          </draw:frame>
        </draw:g>
        <draw:g>
          <draw:g>
            <draw:polygon draw:style-name="gr1" draw:text-style-name="P1" draw:layer="layout" svg:width="2.712cm" svg:height="1cm" svg:x="18.788cm" svg:y="43.755cm" svg:viewBox="0 0 2713 1001" draw:points="0,1001 2713,1001 2713,0 0,0">
              <text:p/>
            </draw:polygon>
            <draw:polygon draw:style-name="gr3" draw:text-style-name="P3" draw:layer="layout" svg:width="2.712cm" svg:height="1cm" svg:x="18.788cm" svg:y="43.755cm" svg:viewBox="0 0 2713 1001" draw:points="0,1001 2713,1001 2713,0 0,0">
              <text:p/>
            </draw:polygon>
          </draw:g>
          <draw:frame draw:style-name="gr9" draw:text-style-name="P3" draw:layer="layout" svg:width="2.712cm" svg:height="1.269cm" svg:x="18.788cm" svg:y="43.621cm">
            <draw:text-box>
              <text:p text:style-name="P2"><text:span text:style-name="T8">Introduce LE to MSL</text:span></text:p>
            </draw:text-box>
          </draw:frame>
        </draw:g>
        <draw:g>
          <draw:g>
            <draw:polygon draw:style-name="gr1" draw:text-style-name="P1" draw:layer="layout" svg:width="2.712cm" svg:height="3.3cm" svg:x="18.788cm" svg:y="45.06cm" svg:viewBox="0 0 2713 3301" draw:points="0,3301 2713,3301 2713,0 0,0">
              <text:p/>
            </draw:polygon>
            <draw:polygon draw:style-name="gr3" draw:text-style-name="P3" draw:layer="layout" svg:width="2.712cm" svg:height="3.3cm" svg:x="18.788cm" svg:y="45.06cm" svg:viewBox="0 0 2713 3301" draw:points="0,3301 2713,3301 2713,0 0,0">
              <text:p/>
            </draw:polygon>
          </draw:g>
          <draw:frame draw:style-name="gr45" draw:text-style-name="P3" draw:layer="layout" svg:width="2.712cm" svg:height="3.725cm" svg:x="18.788cm" svg:y="44.848cm">
            <draw:text-box>
              <text:p text:style-name="P2"><text:span text:style-name="T8">Together with MSL, make all non-medical decisions related to the event</text:span></text:p>
            </draw:text-box>
          </draw:frame>
        </draw:g>
        <draw:g>
          <draw:g>
            <draw:polygon draw:style-name="gr1" draw:text-style-name="P1" draw:layer="layout" svg:width="2.712cm" svg:height="1cm" svg:x="18.788cm" svg:y="48.56cm" svg:viewBox="0 0 2713 1001" draw:points="0,1001 2713,1001 2713,0 0,0">
              <text:p/>
            </draw:polygon>
            <draw:polygon draw:style-name="gr3" draw:text-style-name="P3" draw:layer="layout" svg:width="2.712cm" svg:height="1cm" svg:x="18.788cm" svg:y="48.56cm" svg:viewBox="0 0 2713 1001" draw:points="0,1001 2713,1001 2713,0 0,0">
              <text:p/>
            </draw:polygon>
          </draw:g>
          <draw:frame draw:style-name="gr9" draw:text-style-name="P3" draw:layer="layout" svg:width="2.712cm" svg:height="1.269cm" svg:x="18.788cm" svg:y="48.426cm">
            <draw:text-box>
              <text:p text:style-name="P2"><text:span text:style-name="T8">Cooperate fully with LE</text:span></text:p>
            </draw:text-box>
          </draw:frame>
        </draw:g>
        <draw:g>
          <draw:g>
            <draw:polygon draw:style-name="gr1" draw:text-style-name="P1" draw:layer="layout" svg:width="4cm" svg:height="1.005cm" svg:x="6.815cm" svg:y="45.628cm" svg:viewBox="0 0 4001 1006" draw:points="0,1006 4001,1006 4001,0 0,0">
              <text:p/>
            </draw:polygon>
            <draw:polygon draw:style-name="gr3" draw:text-style-name="P3" draw:layer="layout" svg:width="4cm" svg:height="1.005cm" svg:x="6.815cm" svg:y="45.628cm" svg:viewBox="0 0 4001 1006" draw:points="0,1006 4001,1006 4001,0 0,0">
              <text:p/>
            </draw:polygon>
          </draw:g>
          <draw:frame draw:style-name="gr46" draw:text-style-name="P3" draw:layer="layout" svg:width="4cm" svg:height="1.269cm" svg:x="6.815cm" svg:y="45.496cm">
            <draw:text-box>
              <text:p text:style-name="P2"><text:span text:style-name="T8">Cover body with cloth (sheet/tarp/blanket)</text:span></text:p>
            </draw:text-box>
          </draw:frame>
        </draw:g>
        <draw:g>
          <draw:g>
            <draw:polygon draw:style-name="gr1" draw:text-style-name="P1" draw:layer="layout" svg:width="4cm" svg:height="3.675cm" svg:x="2.035cm" svg:y="53.485cm" svg:viewBox="0 0 4001 3676" draw:points="0,3676 4001,3676 4001,0 0,0">
              <text:p/>
            </draw:polygon>
            <draw:polygon draw:style-name="gr3" draw:text-style-name="P3" draw:layer="layout" svg:width="4cm" svg:height="3.675cm" svg:x="2.035cm" svg:y="53.485cm" svg:viewBox="0 0 4001 3676" draw:points="0,3676 4001,3676 4001,0 0,0">
              <text:p/>
            </draw:polygon>
          </draw:g>
          <draw:frame draw:style-name="gr47" draw:text-style-name="P3" draw:layer="layout" svg:width="4cm" svg:height="4.339cm" svg:x="2.035cm" svg:y="53.153cm">
            <draw:text-box>
              <text:p text:style-name="P2"><text:span text:style-name="T8">Direct NOMADs to help identify the individual and/or find next of kin, campmates, friends. and accompany them to T&amp;E. </text:span></text:p>
            </draw:text-box>
          </draw:frame>
        </draw:g>
        <draw:g>
          <draw:polygon draw:style-name="gr3" draw:text-style-name="P3" draw:layer="layout" svg:width="14.165cm" svg:height="6cm" svg:x="13.835cm" svg:y="53.46cm" svg:viewBox="0 0 14166 6001" draw:points="0,6001 14166,6001 14166,0 0,0">
            <text:p/>
          </draw:polygon>
          <draw:frame draw:style-name="gr48" draw:text-style-name="P3" draw:layer="layout" svg:width="14.165cm" svg:height="6cm" svg:x="13.835cm" svg:y="53.46cm">
            <draw:text-box>
              <text:p text:style-name="P8"><text:span text:style-name="T14"><text:s text:c="2"/></text:span><text:span text:style-name="T14">IMPORTANT!!</text:span></text:p>
              <text:p text:style-name="P9"><text:span text:style-name="T14">When interacting with next of kin/friends/campmates, DO NOT BREAK THE NEWS TO THEM IN PUBLIC. A NOMAD should </text:span><text:span text:style-name="T15">accompany them in person</text:span><text:span text:style-name="T14"> to T&amp;E where T&amp;E will break the news and give support.</text:span><text:span text:style-name="T14"><text:line-break/></text:span><text:span text:style-name="T14">Everyone is to cooperate fully with Law Enforcent at all times – MSL and SL in charge of contact with LE.</text:span></text:p>
              <text:p text:style-name="P7"><text:span text:style-name="T14">The body is not to be touched or moved</text:span><text:span text:style-name="T14"><text:line-break/></text:span><text:span text:style-name="T14">The area shall be cordoned off</text:span><text:span text:style-name="T14"><text:line-break/></text:span><text:span text:style-name="T14">No one is allowed in</text:span><text:span text:style-name="T14"><text:line-break/></text:span><text:span text:style-name="T14">The body Is to be covered with a sheet, tarp, or cloth</text:span><text:span text:style-name="T14"><text:line-break/></text:span><text:span text:style-name="T14"/></text:p>
            </draw:text-box>
          </draw:frame>
        </draw:g>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3" draw:layer="layout" svg:width="3.33cm" svg:height="1.57cm" svg:x="10.37cm" svg:y="61.42cm">
            <draw:text-box>
              <text:p text:style-name="P2"><text:span text:style-name="T7">SL</text:span></text:p>
            </draw:text-box>
          </draw:frame>
        </draw:g>
        <draw:g>
          <draw:g>
            <draw:polygon draw:style-name="gr1" draw:text-style-name="P1" draw:layer="layout" svg:width="3.33cm" svg:height="2.495cm" svg:x="10.37cm" svg:y="69.944cm" svg:viewBox="0 0 3331 2496" draw:points="0,2496 3331,2496 3331,0 0,0">
              <text:p/>
            </draw:polygon>
            <draw:polygon draw:style-name="gr3" draw:text-style-name="P3" draw:layer="layout" svg:width="3.33cm" svg:height="2.495cm" svg:x="10.37cm" svg:y="69.944cm" svg:viewBox="0 0 3331 2496" draw:points="0,2496 3331,2496 3331,0 0,0">
              <text:p/>
            </draw:polygon>
          </draw:g>
          <draw:frame draw:style-name="gr49" draw:text-style-name="P3" draw:layer="layout" svg:width="3.33cm" svg:height="3.111cm" svg:x="10.37cm" svg:y="69.636cm">
            <draw:text-box>
              <text:p text:style-name="P2"><text:span text:style-name="T8">With NORG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3" draw:text-style-name="P3" draw:layer="layout" svg:width="3.33cm" svg:height="1.495cm" svg:x="10.37cm" svg:y="72.839cm" svg:viewBox="0 0 3331 1496" svg:d="M0 1496h3331v-1496h-3331zM114 1496v-1496M3217 1496v-1496">
              <text:p/>
            </draw:path>
          </draw:g>
          <draw:frame draw:style-name="gr16" draw:text-style-name="P3" draw:layer="layout" svg:width="3.101cm" svg:height="1.883cm" svg:x="10.485cm" svg:y="72.645cm">
            <draw:text-box>
              <text:p text:style-name="P2"><text:span text:style-name="T8">Possible Newsletter/flyer at No-Info</text:span></text:p>
            </draw:text-box>
          </draw:frame>
        </draw:g>
        <draw:line draw:style-name="gr24" draw:text-style-name="P3" draw:layer="layout" svg:x1="12.035cm" svg:y1="72.439cm" svg:x2="12.035cm" svg:y2="72.838cm">
          <text:p/>
        </draw:line>
        <draw:g>
          <draw:polygon draw:style-name="gr3" draw:text-style-name="P3" draw:layer="layout" svg:width="14.165cm" svg:height="3.4cm" svg:x="13.061cm" svg:y="35.76cm" svg:viewBox="0 0 14166 3401" draw:points="0,3401 14166,3401 14166,0 0,0">
            <text:p/>
          </draw:polygon>
          <draw:frame draw:style-name="gr43" draw:text-style-name="P3" draw:layer="layout" svg:width="14.165cm" svg:height="3.4cm" svg:x="13.061cm" svg:y="35.76cm">
            <draw:text-box>
              <text:p text:style-name="P6"><text:span text:style-name="T14"><text:s/></text:span><text:span text:style-name="T14">IMPORTANT:</text:span></text:p>
              <text:p text:style-name="P7"><text:span text:style-name="T14">The body is </text:span><text:span text:style-name="T15">not to be touched or moved</text:span><text:span text:style-name="T15"><text:line-break/></text:span><text:span text:style-name="T14">The area must be</text:span><text:span text:style-name="T15"> cordoned off</text:span><text:span text:style-name="T15"><text:line-break/></text:span><text:span text:style-name="T15">No one is allowed in</text:span><text:span text:style-name="T15"><text:line-break/></text:span><text:span text:style-name="T14">The body must be </text:span><text:span text:style-name="T15">covered </text:span><text:span text:style-name="T14">with a sheet, tarp, or cloth for privacy</text:span></text:p>
            </draw:text-box>
          </draw:frame>
        </draw:g>
        <draw:g>
          <draw:polygon draw:style-name="gr1" draw:text-style-name="P1" draw:layer="layout" svg:width="28.345cm" svg:height="0.641cm" svg:x="0.655cm" svg:y="21.319cm" svg:viewBox="0 0 28346 642" draw:points="0,642 28346,642 28346,0 0,0">
            <text:p/>
          </draw:polygon>
          <draw:frame draw:style-name="gr2" draw:text-style-name="P3" draw:layer="layout" svg:width="28.345cm" svg:height="0.655cm" svg:x="0.655cm" svg:y="21.312cm">
            <draw:text-box>
              <text:p text:style-name="P2"><text:span text:style-name="T2">NOTE: Never mention death or other sensitive information over the radio! Prevent the spread of rumors.</text:span></text:p>
            </draw:text-box>
          </draw:frame>
        </draw:g>
        <draw:g>
          <draw:g>
            <draw:polygon draw:style-name="gr1" draw:text-style-name="P1" draw:layer="layout" svg:width="3.55cm" svg:height="1cm" svg:x="1.535cm" svg:y="14.66cm" svg:viewBox="0 0 3551 1001" draw:points="0,1001 3551,1001 3551,0 0,0">
              <text:p/>
            </draw:polygon>
            <draw:polygon draw:style-name="gr3" draw:text-style-name="P3" draw:layer="layout" svg:width="3.55cm" svg:height="1cm" svg:x="1.535cm" svg:y="14.66cm" svg:viewBox="0 0 3551 1001" draw:points="0,1001 3551,1001 3551,0 0,0">
              <text:p/>
            </draw:polygon>
          </draw:g>
          <draw:frame draw:style-name="gr9" draw:text-style-name="P3" draw:layer="layout" svg:width="3.55cm" svg:height="1.269cm" svg:x="1.535cm" svg:y="14.526cm">
            <draw:text-box>
              <text:p text:style-name="P2"><text:span text:style-name="T8">Calls Designated Driver(s) to Malfare</text:span></text:p>
            </draw:text-box>
          </draw:frame>
        </draw:g>
        <draw:g>
          <draw:g>
            <draw:path draw:style-name="gr1" draw:text-style-name="P1" draw:layer="layout" svg:width="3.55cm" svg:height="1.5cm" svg:x="21.95cm" svg:y="4.257cm" svg:viewBox="0 0 3551 1501" svg:d="M3051 1501c92 0 170-21 250-67s137-103 183-183 67-158 67-250v-502c0-91-21-169-67-249s-103-137-183-183-158-67-250-67h-2552c-92 0-169 21-249 67s-137 103-183 183-67 158-67 249v502c0 92 21 170 67 250s103 137 183 183 157 67 249 67z">
              <text:p/>
            </draw:path>
            <draw:path draw:style-name="gr3" draw:text-style-name="P3" draw:layer="layout" svg:width="3.55cm" svg:height="1.5cm" svg:x="21.95cm" svg:y="4.257cm" svg:viewBox="0 0 3551 1501" svg:d="M3051 1501c92 0 170-21 250-67s137-103 183-183 67-158 67-250v-502c0-91-21-169-67-249s-103-137-183-183-158-67-250-67h-2552c-92 0-169 21-249 67s-137 103-183 183-67 158-67 249v502c0 92 21 170 67 250s103 137 183 183 157 67 249 67z">
              <text:p/>
            </draw:path>
          </draw:g>
          <draw:frame draw:style-name="gr8" draw:text-style-name="P3" draw:layer="layout" svg:width="3.55cm" svg:height="1.57cm" svg:x="21.95cm" svg:y="4.222cm">
            <draw:text-box>
              <text:p text:style-name="P2"><text:span text:style-name="T7">T&amp;EV</text:span></text:p>
            </draw:text-box>
          </draw:frame>
        </draw:g>
        <draw:g>
          <draw:g>
            <draw:polygon draw:style-name="gr1" draw:text-style-name="P1" draw:layer="layout" svg:width="2.7cm" svg:height="2.203cm" svg:x="26cm" svg:y="6.257cm" svg:viewBox="0 0 2701 2204" draw:points="0,2204 2701,2204 2701,0 0,0">
              <text:p/>
            </draw:polygon>
            <draw:polygon draw:style-name="gr3" draw:text-style-name="P3" draw:layer="layout" svg:width="2.7cm" svg:height="2.203cm" svg:x="26cm" svg:y="6.257cm" svg:viewBox="0 0 2701 2204" draw:points="0,2204 2701,2204 2701,0 0,0">
              <text:p/>
            </draw:polygon>
          </draw:g>
          <draw:frame draw:style-name="gr41" draw:text-style-name="P3" draw:layer="layout" svg:width="2.7cm" svg:height="2.497cm" svg:x="26cm" svg:y="6.11cm">
            <draw:text-box>
              <text:p text:style-name="P2"><text:span text:style-name="T8">Moves to Malfare to await instruction</text:span></text:p>
            </draw:text-box>
          </draw:frame>
        </draw:g>
        <draw:g>
          <draw:g>
            <draw:path draw:style-name="gr1" draw:text-style-name="P1" draw:layer="layout" svg:width="3.296cm" svg:height="1.5cm" svg:x="10.552cm" svg:y="23.973cm" svg:viewBox="0 0 3297 1501" svg:d="M2797 1501c92 0 170-21 250-67s137-103 183-183 67-158 67-250v-502c0-91-21-169-67-249s-103-137-183-183-158-67-250-67h-2298c-91 0-169 21-249 67s-137 103-183 183-67 158-67 249v502c0 92 21 170 67 250s103 137 183 183 158 67 249 67z">
              <text:p/>
            </draw:path>
            <draw:path draw:style-name="gr3" draw:text-style-name="P3" draw:layer="layout" svg:width="3.296cm" svg:height="1.5cm" svg:x="10.552cm" svg:y="23.973cm" svg:viewBox="0 0 3297 1501" svg:d="M2797 1501c92 0 170-21 250-67s137-103 183-183 67-158 67-250v-502c0-91-21-169-67-249s-103-137-183-183-158-67-250-67h-2298c-91 0-169 21-249 67s-137 103-183 183-67 158-67 249v502c0 92 21 170 67 250s103 137 183 183 158 67 249 67z">
              <text:p/>
            </draw:path>
          </draw:g>
          <draw:frame draw:style-name="gr8" draw:text-style-name="P3" draw:layer="layout" svg:width="3.296cm" svg:height="1.5cm" svg:x="10.552cm" svg:y="23.973cm">
            <draw:text-box>
              <text:p text:style-name="P2"><text:span text:style-name="T10">NOMAD</text:span></text:p>
            </draw:text-box>
          </draw:frame>
        </draw:g>
        <draw:g>
          <draw:g>
            <draw:polygon draw:style-name="gr1" draw:text-style-name="P1" draw:layer="layout" svg:width="3.216cm" svg:height="1.5cm" svg:x="10.592cm" svg:y="25.96cm" svg:viewBox="0 0 3217 1501" draw:points="0,1501 3217,1501 3217,0 0,0">
              <text:p/>
            </draw:polygon>
            <draw:polygon draw:style-name="gr3" draw:text-style-name="P3" draw:layer="layout" svg:width="3.216cm" svg:height="1.5cm" svg:x="10.592cm" svg:y="25.96cm" svg:viewBox="0 0 3217 1501" draw:points="0,1501 3217,1501 3217,0 0,0">
              <text:p/>
            </draw:polygon>
          </draw:g>
          <draw:frame draw:style-name="gr23" draw:text-style-name="P3" draw:layer="layout" svg:width="3.216cm" svg:height="1.883cm" svg:x="10.592cm" svg:y="25.769cm">
            <draw:text-box>
              <text:p text:style-name="P2"><text:span text:style-name="T8">As per instructions from MSL</text:span></text:p>
            </draw:text-box>
          </draw:frame>
        </draw:g>
        <draw:g>
          <draw:g>
            <draw:path draw:style-name="gr1" draw:text-style-name="P1" draw:layer="layout" svg:width="2.737cm" svg:height="1.5cm" svg:x="26.132cm" svg:y="23.89cm" svg:viewBox="0 0 2738 1501" svg:d="M2238 1501c92 0 170-21 250-67s137-103 183-183 67-158 67-250v-502c0-91-21-169-67-249s-103-137-183-183-158-67-250-67h-1739c-92 0-169 21-249 67s-137 103-183 183-67 158-67 249v502c0 92 21 170 67 250s103 137 183 183 157 67 249 67z">
              <text:p/>
            </draw:path>
            <draw:path draw:style-name="gr3" draw:text-style-name="P3" draw:layer="layout" svg:width="2.737cm" svg:height="1.5cm" svg:x="26.132cm" svg:y="23.89cm" svg:viewBox="0 0 2738 1501" svg:d="M2238 1501c92 0 170-21 250-67s137-103 183-183 67-158 67-250v-502c0-91-21-169-67-249s-103-137-183-183-158-67-250-67h-1739c-92 0-169 21-249 67s-137 103-183 183-67 158-67 249v502c0 92 21 170 67 250s103 137 183 183 157 67 249 67z">
              <text:p/>
            </draw:path>
          </draw:g>
          <draw:frame draw:style-name="gr8" draw:text-style-name="P3" draw:layer="layout" svg:width="2.737cm" svg:height="1.5cm" svg:x="26.132cm" svg:y="23.89cm">
            <draw:text-box>
              <text:p text:style-name="P2"><text:span text:style-name="T16">DRIVER</text:span></text:p>
            </draw:text-box>
          </draw:frame>
        </draw:g>
        <draw:g>
          <draw:g>
            <draw:polygon draw:style-name="gr1" draw:text-style-name="P1" draw:layer="layout" svg:width="2.737cm" svg:height="1.582cm" svg:x="26.132cm" svg:y="25.878cm" svg:viewBox="0 0 2738 1583" draw:points="0,1583 2738,1583 2738,0 0,0">
              <text:p/>
            </draw:polygon>
            <draw:polygon draw:style-name="gr3" draw:text-style-name="P3" draw:layer="layout" svg:width="2.737cm" svg:height="1.582cm" svg:x="26.132cm" svg:y="25.878cm" svg:viewBox="0 0 2738 1583" draw:points="0,1583 2738,1583 2738,0 0,0">
              <text:p/>
            </draw:polygon>
          </draw:g>
          <draw:frame draw:style-name="gr44" draw:text-style-name="P3" draw:layer="layout" svg:width="2.737cm" svg:height="1.582cm" svg:x="26.132cm" svg:y="25.878cm">
            <draw:text-box>
              <text:p text:style-name="P2"><text:span text:style-name="T8">Wait at Malfare </text:span></text:p>
            </draw:text-box>
          </draw:frame>
        </draw:g>
        <draw:g>
          <draw:g>
            <draw:polygon draw:style-name="gr1" draw:text-style-name="P1" draw:layer="layout" svg:width="4cm" svg:height="1.895cm" svg:x="2.035cm" svg:y="57.512cm" svg:viewBox="0 0 4001 1896" draw:points="0,1896 4001,1896 4001,0 0,0">
              <text:p/>
            </draw:polygon>
            <draw:polygon draw:style-name="gr3" draw:text-style-name="P3" draw:layer="layout" svg:width="4cm" svg:height="1.895cm" svg:x="2.035cm" svg:y="57.512cm" svg:viewBox="0 0 4001 1896" draw:points="0,1896 4001,1896 4001,0 0,0">
              <text:p/>
            </draw:polygon>
          </draw:g>
          <draw:frame draw:style-name="gr50" draw:text-style-name="P3" draw:layer="layout" svg:width="4cm" svg:height="2.497cm" svg:x="2.035cm" svg:y="57.211cm">
            <draw:text-box>
              <text:p text:style-name="P2"><text:span text:style-name="T8">Together with SL, liaise with medical team and LE on removal of body.</text:span></text:p>
            </draw:text-box>
          </draw:frame>
        </draw:g>
        <draw:g>
          <draw:g>
            <draw:polygon draw:style-name="gr1" draw:text-style-name="P1" draw:layer="layout" svg:width="2.712cm" svg:height="3.2cm" svg:x="18.788cm" svg:y="49.76cm" svg:viewBox="0 0 2713 3201" draw:points="0,3201 2713,3201 2713,0 0,0">
              <text:p/>
            </draw:polygon>
            <draw:polygon draw:style-name="gr3" draw:text-style-name="P3" draw:layer="layout" svg:width="2.712cm" svg:height="3.2cm" svg:x="18.788cm" svg:y="49.76cm" svg:viewBox="0 0 2713 3201" draw:points="0,3201 2713,3201 2713,0 0,0">
              <text:p/>
            </draw:polygon>
          </draw:g>
          <draw:frame draw:style-name="gr51" draw:text-style-name="P3" draw:layer="layout" svg:width="2.712cm" svg:height="3.725cm" svg:x="18.788cm" svg:y="49.498cm">
            <draw:text-box>
              <text:p text:style-name="P2"><text:span text:style-name="T8">Together with MSL, liaise with medical team and LE on removal of body.</text:span></text:p>
            </draw:text-box>
          </draw:frame>
        </draw:g>
        <draw:g>
          <draw:g>
            <draw:polygon draw:style-name="gr1" draw:text-style-name="P1" draw:layer="layout" svg:width="2.712cm" svg:height="3.335cm" svg:x="11.627cm" svg:y="45.625cm" svg:viewBox="0 0 2713 3336" draw:points="0,3336 2713,3336 2713,0 0,0">
              <text:p/>
            </draw:polygon>
            <draw:polygon draw:style-name="gr3" draw:text-style-name="P3" draw:layer="layout" svg:width="2.712cm" svg:height="3.335cm" svg:x="11.627cm" svg:y="45.625cm" svg:viewBox="0 0 2713 3336" draw:points="0,3336 2713,3336 2713,0 0,0">
              <text:p/>
            </draw:polygon>
          </draw:g>
          <draw:frame draw:style-name="gr52" draw:text-style-name="P3" draw:layer="layout" svg:width="2.712cm" svg:height="3.725cm" svg:x="11.627cm" svg:y="45.43cm">
            <draw:text-box>
              <text:p text:style-name="P2"><text:span text:style-name="T8">Handle removal of body in coordination with LE and MSL + SL</text:span></text:p>
            </draw:text-box>
          </draw:frame>
        </draw:g>
        <draw:g>
          <draw:g>
            <draw:path draw:style-name="gr1" draw:text-style-name="P1"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path draw:style-name="gr3" draw:text-style-name="P3"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g>
          <draw:frame draw:style-name="gr8" draw:text-style-name="P3" draw:layer="layout" svg:width="2.3cm" svg:height="1.5cm" svg:x="26.5cm" svg:y="41.76cm">
            <draw:text-box>
              <text:p text:style-name="P2"><text:span text:style-name="T16">DRIVER</text:span></text:p>
            </draw:text-box>
          </draw:frame>
        </draw:g>
        <draw:g>
          <draw:g>
            <draw:polygon draw:style-name="gr1" draw:text-style-name="P1" draw:layer="layout" svg:width="2.3cm" svg:height="2.2cm" svg:x="26.5cm" svg:y="43.76cm" svg:viewBox="0 0 2301 2201" draw:points="0,2201 2301,2201 2301,0 0,0">
              <text:p/>
            </draw:polygon>
            <draw:polygon draw:style-name="gr3" draw:text-style-name="P3" draw:layer="layout" svg:width="2.3cm" svg:height="2.2cm" svg:x="26.5cm" svg:y="43.76cm" svg:viewBox="0 0 2301 2201" draw:points="0,2201 2301,2201 2301,0 0,0">
              <text:p/>
            </draw:polygon>
          </draw:g>
          <draw:frame draw:style-name="gr28" draw:text-style-name="P3" draw:layer="layout" svg:width="2.3cm" svg:height="2.497cm" svg:x="26.5cm" svg:y="43.612cm">
            <draw:text-box>
              <text:p text:style-name="P2"><text:span text:style-name="T8">Drives if instructed to do so by MSL only</text:span></text:p>
            </draw:text-box>
          </draw:frame>
        </draw:g>
        <draw:g>
          <draw:g>
            <draw:polygon draw:style-name="gr1" draw:text-style-name="P1" draw:layer="layout" svg:width="2.737cm" svg:height="1.582cm" svg:x="26.132cm" svg:y="27.948cm" svg:viewBox="0 0 2738 1583" draw:points="0,1583 2738,1583 2738,0 0,0">
              <text:p/>
            </draw:polygon>
            <draw:polygon draw:style-name="gr3" draw:text-style-name="P3" draw:layer="layout" svg:width="2.737cm" svg:height="1.582cm" svg:x="26.132cm" svg:y="27.948cm" svg:viewBox="0 0 2738 1583" draw:points="0,1583 2738,1583 2738,0 0,0">
              <text:p/>
            </draw:polygon>
          </draw:g>
          <draw:frame draw:style-name="gr44" draw:text-style-name="P3" draw:layer="layout" svg:width="2.737cm" svg:height="1.582cm" svg:x="26.132cm" svg:y="27.948cm">
            <draw:text-box>
              <text:p text:style-name="P2"><text:span text:style-name="T8">Prep Grab Bag and Car</text:span></text:p>
            </draw:text-box>
          </draw:frame>
        </draw:g>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3" draw:layer="layout" svg:width="3.33cm" svg:height="1.57cm" svg:x="14.17cm" svg:y="61.425cm">
            <draw:text-box>
              <text:p text:style-name="P2"><text:span text:style-name="T7">T&amp;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3" draw:layer="layout" svg:width="3.33cm" svg:height="1.5cm" svg:x="18.035cm" svg:y="61.46cm">
            <draw:text-box>
              <text:p text:style-name="P2"><text:span text:style-name="T10">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3" draw:text-style-name="P3"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3" draw:layer="layout" svg:width="3.33cm" svg:height="1.5cm" svg:x="21.87cm" svg:y="61.46cm">
            <draw:text-box>
              <text:p text:style-name="P2"><text:span text:style-name="T9">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3" draw:text-style-name="P3"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8" draw:text-style-name="P3" draw:layer="layout" svg:width="3.165cm" svg:height="1.5cm" svg:x="25.635cm" svg:y="61.46cm">
            <draw:text-box>
              <text:p text:style-name="P2"><text:span text:style-name="T9">INTR</text:span></text:p>
            </draw:text-box>
          </draw:frame>
        </draw:g>
        <draw:g>
          <draw:g>
            <draw:polygon draw:style-name="gr1" draw:text-style-name="P1" draw:layer="layout" svg:width="3.33cm" svg:height="3.4cm" svg:x="6.2cm" svg:y="70.539cm" svg:viewBox="0 0 3331 3401" draw:points="0,3401 3331,3401 3331,0 0,0">
              <text:p/>
            </draw:polygon>
            <draw:polygon draw:style-name="gr3" draw:text-style-name="P3" draw:layer="layout" svg:width="3.33cm" svg:height="3.4cm" svg:x="6.2cm" svg:y="70.539cm" svg:viewBox="0 0 3331 3401" draw:points="0,3401 3331,3401 3331,0 0,0">
              <text:p/>
            </draw:polygon>
          </draw:g>
          <draw:frame draw:style-name="gr53" draw:text-style-name="P3" draw:layer="layout" svg:width="3.33cm" svg:height="3.725cm" svg:x="6.2cm" svg:y="70.377cm">
            <draw:text-box>
              <text:p text:style-name="P2"><text:span text:style-name="T8">Help disseminate post-incident information + prevention and diffusion of rumo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54" draw:text-style-name="P3" draw:layer="layout" svg:width="3.33cm" svg:height="2.25cm" svg:x="10.37cm" svg:y="74.734cm" svg:viewBox="0 0 3331 2251" draw:points="0,2251 3331,2251 3331,0 0,0">
              <text:p/>
            </draw:polygon>
          </draw:g>
          <draw:frame draw:style-name="gr55" draw:text-style-name="P3" draw:layer="layout" svg:width="3.33cm" svg:height="2.497cm" svg:x="10.37cm" svg:y="74.611cm">
            <draw:text-box>
              <text:p text:style-name="P2"><text:span text:style-name="T17">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3" draw:text-style-name="P3" draw:layer="layout" svg:width="3.33cm" svg:height="1.505cm" svg:x="18.14cm" svg:y="68.467cm" svg:viewBox="0 0 3331 1506" draw:points="0,1506 3331,1506 3331,0 0,0">
              <text:p/>
            </draw:polygon>
          </draw:g>
          <draw:frame draw:style-name="gr19" draw:text-style-name="P3" draw:layer="layout" svg:width="3.33cm" svg:height="1.505cm" svg:x="18.14cm" svg:y="68.467cm">
            <draw:text-box>
              <text:p text:style-name="P2"><text:span text:style-name="T8">Re-stock grab <text:s/>bag upon return</text:span></text:p>
            </draw:text-box>
          </draw:frame>
        </draw:g>
        <draw:frame draw:style-name="gr56" draw:text-style-name="P3" draw:layer="layout" svg:width="10.47cm" svg:height="2.646cm" svg:x="17.4cm" svg:y="71.014cm">
          <draw:text-box>
            <text:p text:style-name="P10"><text:span text:style-name="T18">REMEMBER: Stay professional. Respect participants’ privacy and DO NOT TELL STORIES. Do not be a part of the rumor mill!</text:span></text:p>
          </draw:text-box>
        </draw:frame>
        <draw:g>
          <draw:g>
            <draw:polygon draw:style-name="gr1" draw:text-style-name="P1" draw:layer="layout" svg:width="3.33cm" svg:height="2.053cm" svg:x="2.029cm" svg:y="73.881cm" svg:viewBox="0 0 3331 2054" draw:points="0,2054 3331,2054 3331,0 0,0">
              <text:p/>
            </draw:polygon>
            <draw:polygon draw:style-name="gr54" draw:text-style-name="P3" draw:layer="layout" svg:width="3.33cm" svg:height="2.053cm" svg:x="2.029cm" svg:y="73.881cm" svg:viewBox="0 0 3331 2054" draw:points="0,2054 3331,2054 3331,0 0,0">
              <text:p/>
            </draw:polygon>
          </draw:g>
          <draw:frame draw:style-name="gr57" draw:text-style-name="P3" draw:layer="layout" svg:width="3.33cm" svg:height="2.497cm" svg:x="2.029cm" svg:y="73.659cm">
            <draw:text-box>
              <text:p text:style-name="P2"><text:span text:style-name="T17">Together with SL, lead post-incident debrief + staff support</text:span></text:p>
            </draw:text-box>
          </draw:frame>
        </draw:g>
        <draw:g>
          <draw:g>
            <draw:polygon draw:style-name="gr1" draw:text-style-name="P1" draw:layer="layout" svg:width="3.33cm" svg:height="1.695cm" svg:x="6.109cm" svg:y="74.439cm" svg:viewBox="0 0 3331 1696" draw:points="0,1696 3331,1696 3331,0 0,0">
              <text:p/>
            </draw:polygon>
            <draw:polygon draw:style-name="gr3" draw:text-style-name="P3" draw:layer="layout" svg:width="3.33cm" svg:height="1.695cm" svg:x="6.109cm" svg:y="74.439cm" svg:viewBox="0 0 3331 1696" draw:points="0,1696 3331,1696 3331,0 0,0">
              <text:p/>
            </draw:polygon>
          </draw:g>
          <draw:frame draw:style-name="gr58" draw:text-style-name="P3" draw:layer="layout" svg:width="3.33cm" svg:height="1.883cm" svg:x="6.109cm" svg:y="74.345cm">
            <draw:text-box>
              <text:p text:style-name="P2"><text:span text:style-name="T8">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3" draw:text-style-name="P3" draw:layer="layout" svg:width="3.33cm" svg:height="1.695cm" svg:x="14.235cm" svg:y="66.439cm" svg:viewBox="0 0 3331 1696" draw:points="0,1696 3331,1696 3331,0 0,0">
              <text:p/>
            </draw:polygon>
          </draw:g>
          <draw:frame draw:style-name="gr58" draw:text-style-name="P3" draw:layer="layout" svg:width="3.33cm" svg:height="1.883cm" svg:x="14.235cm" svg:y="66.345cm">
            <draw:text-box>
              <text:p text:style-name="P2"><text:span text:style-name="T8">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3" draw:text-style-name="P3" draw:layer="layout" svg:width="3.33cm" svg:height="1.695cm" svg:x="21.905cm" svg:y="66.413cm" svg:viewBox="0 0 3331 1696" draw:points="0,1696 3331,1696 3331,0 0,0">
              <text:p/>
            </draw:polygon>
          </draw:g>
          <draw:frame draw:style-name="gr58" draw:text-style-name="P3" draw:layer="layout" svg:width="3.33cm" svg:height="1.883cm" svg:x="21.905cm" svg:y="66.319cm">
            <draw:text-box>
              <text:p text:style-name="P2"><text:span text:style-name="T8">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3" draw:text-style-name="P3" draw:layer="layout" svg:width="3.33cm" svg:height="1.695cm" svg:x="25.67cm" svg:y="66.413cm" svg:viewBox="0 0 3331 1696" draw:points="0,1696 3331,1696 3331,0 0,0">
              <text:p/>
            </draw:polygon>
          </draw:g>
          <draw:frame draw:style-name="gr58" draw:text-style-name="P3" draw:layer="layout" svg:width="3.33cm" svg:height="1.883cm" svg:x="25.67cm" svg:y="66.319cm">
            <draw:text-box>
              <text:p text:style-name="P2"><text:span text:style-name="T8">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54" draw:text-style-name="P3" draw:layer="layout" svg:width="3.33cm" svg:height="2.053cm" svg:x="10.37cm" svg:y="77.307cm" svg:viewBox="0 0 3331 2054" draw:points="0,2054 3331,2054 3331,0 0,0">
              <text:p/>
            </draw:polygon>
          </draw:g>
          <draw:frame draw:style-name="gr57" draw:text-style-name="P3" draw:layer="layout" svg:width="3.33cm" svg:height="2.497cm" svg:x="10.37cm" svg:y="77.085cm">
            <draw:text-box>
              <text:p text:style-name="P2"><text:span text:style-name="T17">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59" draw:text-style-name="P3" draw:layer="layout" svg:width="26.971cm" svg:height="0.753cm" svg:x="2.029cm" svg:y="63.408cm" svg:viewBox="0 0 26972 754" draw:points="0,754 26972,754 26972,0 0,0">
              <text:p/>
            </draw:polygon>
          </draw:g>
          <draw:frame draw:style-name="gr60" draw:text-style-name="P3" draw:layer="layout" svg:width="26.971cm" svg:height="0.753cm" svg:x="2.029cm" svg:y="63.408cm">
            <draw:text-box>
              <text:p text:style-name="P2"><text:span text:style-name="T19">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3" draw:text-style-name="P3" draw:layer="layout" svg:width="3.33cm" svg:height="1.695cm" svg:x="18.135cm" svg:y="66.439cm" svg:viewBox="0 0 3331 1696" draw:points="0,1696 3331,1696 3331,0 0,0">
              <text:p/>
            </draw:polygon>
          </draw:g>
          <draw:frame draw:style-name="gr58" draw:text-style-name="P3" draw:layer="layout" svg:width="3.33cm" svg:height="1.883cm" svg:x="18.135cm" svg:y="66.345cm">
            <draw:text-box>
              <text:p text:style-name="P2"><text:span text:style-name="T8">Participate in post-incident debrief</text:span></text:p>
            </draw:text-box>
          </draw:frame>
        </draw:g>
        <draw:g>
          <draw:g>
            <draw:polygon draw:style-name="gr1" draw:text-style-name="P1" draw:layer="layout" svg:width="4cm" svg:height="3.148cm" svg:x="6.815cm" svg:y="51.986cm" svg:viewBox="0 0 4001 3149" draw:points="0,3149 4001,3149 4001,0 0,0">
              <text:p/>
            </draw:polygon>
            <draw:polygon draw:style-name="gr3" draw:text-style-name="P3" draw:layer="layout" svg:width="4cm" svg:height="3.148cm" svg:x="6.815cm" svg:y="51.986cm" svg:viewBox="0 0 4001 3149" draw:points="0,3149 4001,3149 4001,0 0,0">
              <text:p/>
            </draw:polygon>
          </draw:g>
          <draw:frame draw:style-name="gr61" draw:text-style-name="P3" draw:layer="layout" svg:width="4cm" svg:height="3.148cm" svg:x="6.815cm" svg:y="51.986cm">
            <draw:text-box>
              <text:p text:style-name="P2"><text:span text:style-name="T8">Help find next of kin/friends/campmates + accompany them to T&amp;E. </text:span><text:span text:style-name="T20">(Do not break news to them!)</text:span><text:span text:style-name="T8"> <text:s/></text:span></text:p>
            </draw:text-box>
          </draw:frame>
        </draw:g>
        <draw:g>
          <draw:g>
            <draw:path draw:style-name="gr1" draw:text-style-name="P1"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path draw:style-name="gr3" draw:text-style-name="P3"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3" draw:layer="layout" svg:width="4cm" svg:height="1.57cm" svg:x="22cm" svg:y="41.775cm">
            <draw:text-box>
              <text:p text:style-name="P2"><text:span text:style-name="T7">T&amp;E</text:span></text:p>
            </draw:text-box>
          </draw:frame>
        </draw:g>
        <draw:g>
          <draw:g>
            <draw:polygon draw:style-name="gr1" draw:text-style-name="P1" draw:layer="layout" svg:width="4cm" svg:height="3.745cm" svg:x="22cm" svg:y="43.715cm" svg:viewBox="0 0 4001 3746" draw:points="0,3746 4001,3746 4001,0 0,0">
              <text:p/>
            </draw:polygon>
            <draw:polygon draw:style-name="gr62" draw:text-style-name="P3" draw:layer="layout" svg:width="4cm" svg:height="3.745cm" svg:x="22cm" svg:y="43.715cm" svg:viewBox="0 0 4001 3746" draw:points="0,3746 4001,3746 4001,0 0,0">
              <text:p/>
            </draw:polygon>
          </draw:g>
          <draw:frame draw:style-name="gr63" draw:text-style-name="P3" draw:layer="layout" svg:width="4cm" svg:height="4.339cm" svg:x="22cm" svg:y="43.418cm">
            <draw:text-box>
              <text:p text:style-name="P2"><text:span text:style-name="T21">Unless more suitable person is on-duty, and only per instructions from MSL, T&amp;E Lead is in charge of breaking news to next of kin, friends, camp-mates </text:span></text:p>
            </draw:text-box>
          </draw:frame>
        </draw:g>
        <draw:g>
          <draw:g>
            <draw:polygon draw:style-name="gr1" draw:text-style-name="P1" draw:layer="layout" svg:width="4cm" svg:height="1.065cm" svg:x="22cm" svg:y="50.106cm" svg:viewBox="0 0 4001 1066" draw:points="0,1066 4001,1066 4001,0 0,0">
              <text:p/>
            </draw:polygon>
            <draw:polygon draw:style-name="gr3" draw:text-style-name="P3" draw:layer="layout" svg:width="4cm" svg:height="1.065cm" svg:x="22cm" svg:y="50.106cm" svg:viewBox="0 0 4001 1066" draw:points="0,1066 4001,1066 4001,0 0,0">
              <text:p/>
            </draw:polygon>
          </draw:g>
          <draw:frame draw:style-name="gr10" draw:text-style-name="P3" draw:layer="layout" svg:width="4cm" svg:height="1.269cm" svg:x="22cm" svg:y="50.004cm">
            <draw:text-box>
              <text:p text:style-name="P2"><text:span text:style-name="T8">Keep record of all involved </text:span></text:p>
            </draw:text-box>
          </draw:frame>
        </draw:g>
        <draw:g>
          <draw:g>
            <draw:polygon draw:style-name="gr1" draw:text-style-name="P1" draw:layer="layout" svg:width="4cm" svg:height="1.845cm" svg:x="22cm" svg:y="47.749cm" svg:viewBox="0 0 4001 1846" draw:points="0,1846 4001,1846 4001,0 0,0">
              <text:p/>
            </draw:polygon>
            <draw:polygon draw:style-name="gr3" draw:text-style-name="P3" draw:layer="layout" svg:width="4cm" svg:height="1.845cm" svg:x="22cm" svg:y="47.749cm" svg:viewBox="0 0 4001 1846" draw:points="0,1846 4001,1846 4001,0 0,0">
              <text:p/>
            </draw:polygon>
          </draw:g>
          <draw:frame draw:style-name="gr64" draw:text-style-name="P3" draw:layer="layout" svg:width="4cm" svg:height="1.883cm" svg:x="22cm" svg:y="47.73cm">
            <draw:text-box>
              <text:p text:style-name="P2"><text:span text:style-name="T8">Emotional support for next of kind, friends, camp mates</text:span></text:p>
            </draw:text-box>
          </draw:frame>
        </draw:g>
        <draw:g>
          <draw:g>
            <draw:polygon draw:style-name="gr1" draw:text-style-name="P1" draw:layer="layout" svg:width="4cm" svg:height="1.6cm" svg:x="6.785cm" svg:y="43.66cm" svg:viewBox="0 0 4001 1601" draw:points="0,1601 4001,1601 4001,0 0,0">
              <text:p/>
            </draw:polygon>
            <draw:polygon draw:style-name="gr3" draw:text-style-name="P3" draw:layer="layout" svg:width="4cm" svg:height="1.6cm" svg:x="6.785cm" svg:y="43.66cm" svg:viewBox="0 0 4001 1601" draw:points="0,1601 4001,1601 4001,0 0,0">
              <text:p/>
            </draw:polygon>
          </draw:g>
          <draw:frame draw:style-name="gr17" draw:text-style-name="P3" draw:layer="layout" svg:width="4cm" svg:height="1.883cm" svg:x="6.785cm" svg:y="43.519cm">
            <draw:text-box>
              <text:p text:style-name="P2"><text:span text:style-name="T8">Follow MSL instructions at all times</text:span></text:p>
            </draw:text-box>
          </draw:frame>
        </draw:g>
        <draw:g>
          <draw:g>
            <draw:polygon draw:style-name="gr1" draw:text-style-name="P1" draw:layer="layout" svg:width="3.33cm" svg:height="1.505cm" svg:x="2.029cm" svg:y="64.607cm" svg:viewBox="0 0 3331 1506" draw:points="0,1506 3331,1506 3331,0 0,0">
              <text:p/>
            </draw:polygon>
            <draw:polygon draw:style-name="gr65" draw:text-style-name="P3" draw:layer="layout" svg:width="3.33cm" svg:height="1.505cm" svg:x="2.029cm" svg:y="64.607cm" svg:viewBox="0 0 3331 1506" draw:points="0,1506 3331,1506 3331,0 0,0">
              <text:p/>
            </draw:polygon>
          </draw:g>
          <draw:frame draw:style-name="gr19" draw:text-style-name="P3" draw:layer="layout" svg:width="3.33cm" svg:height="1.505cm" svg:x="2.029cm" svg:y="64.607cm">
            <draw:text-box>
              <text:p text:style-name="P2"><text:span text:style-name="T1">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65" draw:text-style-name="P3" draw:layer="layout" svg:width="3.33cm" svg:height="1.505cm" svg:x="6.2cm" svg:y="64.607cm" svg:viewBox="0 0 3331 1506" draw:points="0,1506 3331,1506 3331,0 0,0">
              <text:p/>
            </draw:polygon>
          </draw:g>
          <draw:frame draw:style-name="gr19" draw:text-style-name="P3" draw:layer="layout" svg:width="3.33cm" svg:height="1.505cm" svg:x="6.2cm" svg:y="64.607cm">
            <draw:text-box>
              <text:p text:style-name="P2"><text:span text:style-name="T1">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65" draw:text-style-name="P3" draw:layer="layout" svg:width="3.33cm" svg:height="1.505cm" svg:x="10.25cm" svg:y="64.607cm" svg:viewBox="0 0 3331 1506" draw:points="0,1506 3331,1506 3331,0 0,0">
              <text:p/>
            </draw:polygon>
          </draw:g>
          <draw:frame draw:style-name="gr19" draw:text-style-name="P3" draw:layer="layout" svg:width="3.33cm" svg:height="1.505cm" svg:x="10.25cm" svg:y="64.607cm">
            <draw:text-box>
              <text:p text:style-name="P2"><text:span text:style-name="T1">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65" draw:text-style-name="P3" draw:layer="layout" svg:width="3.33cm" svg:height="1.505cm" svg:x="14.235cm" svg:y="64.607cm" svg:viewBox="0 0 3331 1506" draw:points="0,1506 3331,1506 3331,0 0,0">
              <text:p/>
            </draw:polygon>
          </draw:g>
          <draw:frame draw:style-name="gr19" draw:text-style-name="P3" draw:layer="layout" svg:width="3.33cm" svg:height="1.505cm" svg:x="14.235cm" svg:y="64.607cm">
            <draw:text-box>
              <text:p text:style-name="P2"><text:span text:style-name="T1">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65" draw:text-style-name="P3" draw:layer="layout" svg:width="3.33cm" svg:height="1.505cm" svg:x="18.15cm" svg:y="64.655cm" svg:viewBox="0 0 3331 1506" draw:points="0,1506 3331,1506 3331,0 0,0">
              <text:p/>
            </draw:polygon>
          </draw:g>
          <draw:frame draw:style-name="gr19" draw:text-style-name="P3" draw:layer="layout" svg:width="3.33cm" svg:height="1.505cm" svg:x="18.15cm" svg:y="64.655cm">
            <draw:text-box>
              <text:p text:style-name="P2"><text:span text:style-name="T1">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65" draw:text-style-name="P3" draw:layer="layout" svg:width="3.33cm" svg:height="1.505cm" svg:x="21.935cm" svg:y="64.655cm" svg:viewBox="0 0 3331 1506" draw:points="0,1506 3331,1506 3331,0 0,0">
              <text:p/>
            </draw:polygon>
          </draw:g>
          <draw:frame draw:style-name="gr19" draw:text-style-name="P3" draw:layer="layout" svg:width="3.33cm" svg:height="1.505cm" svg:x="21.935cm" svg:y="64.655cm">
            <draw:text-box>
              <text:p text:style-name="P2"><text:span text:style-name="T1">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65" draw:text-style-name="P3" draw:layer="layout" svg:width="3.33cm" svg:height="1.505cm" svg:x="25.635cm" svg:y="64.655cm" svg:viewBox="0 0 3331 1506" draw:points="0,1506 3331,1506 3331,0 0,0">
              <text:p/>
            </draw:polygon>
          </draw:g>
          <draw:frame draw:style-name="gr19" draw:text-style-name="P3" draw:layer="layout" svg:width="3.33cm" svg:height="1.505cm" svg:x="25.635cm" svg:y="64.655cm">
            <draw:text-box>
              <text:p text:style-name="P2"><text:span text:style-name="T1">Fills out an incident report.</text:span></text:p>
            </draw:text-box>
          </draw:frame>
        </draw:g>
        <draw:g>
          <draw:g>
            <draw:polygon draw:style-name="gr1" draw:text-style-name="P1" draw:layer="layout" svg:width="3.56cm" svg:height="1cm" svg:x="1.5cm" svg:y="13.172cm" svg:viewBox="0 0 3561 1001" draw:points="0,1001 3561,1001 3561,0 0,0">
              <text:p/>
            </draw:polygon>
            <draw:polygon draw:style-name="gr3" draw:text-style-name="P3" draw:layer="layout" svg:width="3.56cm" svg:height="1cm" svg:x="1.5cm" svg:y="13.172cm" svg:viewBox="0 0 3561 1001" draw:points="0,1001 3561,1001 3561,0 0,0">
              <text:p/>
            </draw:polygon>
          </draw:g>
          <draw:frame draw:style-name="gr9" draw:text-style-name="P3" draw:layer="layout" svg:width="3.56cm" svg:height="1.269cm" svg:x="1.5cm" svg:y="13.038cm">
            <draw:text-box>
              <text:p text:style-name="P2"><text:span text:style-name="T8">Instruct GATE re closure if needed</text:span></text:p>
            </draw:text-box>
          </draw:frame>
        </draw:g>
        <draw:g>
          <draw:g>
            <draw:polygon draw:style-name="gr1" draw:text-style-name="P1" draw:layer="layout" svg:width="3.56cm" svg:height="1.513cm" svg:x="5.594cm" svg:y="6.16cm" svg:viewBox="0 0 3561 1514" draw:points="0,1514 3561,1514 3561,0 0,0">
              <text:p/>
            </draw:polygon>
            <draw:polygon draw:style-name="gr3" draw:text-style-name="P3" draw:layer="layout" svg:width="3.56cm" svg:height="1.513cm" svg:x="5.594cm" svg:y="6.16cm" svg:viewBox="0 0 3561 1514" draw:points="0,1514 3561,1514 3561,0 0,0">
              <text:p/>
            </draw:polygon>
          </draw:g>
          <draw:frame draw:style-name="gr66" draw:text-style-name="P3" draw:layer="layout" svg:width="3.56cm" svg:height="1.883cm" svg:x="5.594cm" svg:y="5.975cm">
            <draw:text-box>
              <text:p text:style-name="P2"><text:span text:style-name="T8">Gate monitors or halts traffic as per MSL instructions</text:span></text:p>
            </draw:text-box>
          </draw:frame>
        </draw:g>
        <draw:g>
          <draw:g>
            <draw:polygon draw:style-name="gr1" draw:text-style-name="P1" draw:layer="layout" svg:width="3.56cm" svg:height="4.002cm" svg:x="5.594cm" svg:y="8.171cm" svg:viewBox="0 0 3561 4003" draw:points="0,4003 3561,4003 3561,0 0,0">
              <text:p/>
            </draw:polygon>
            <draw:polygon draw:style-name="gr62" draw:text-style-name="P3" draw:layer="layout" svg:width="3.56cm" svg:height="4.002cm" svg:x="5.594cm" svg:y="8.171cm" svg:viewBox="0 0 3561 4003" draw:points="0,4003 3561,4003 3561,0 0,0">
              <text:p/>
            </draw:polygon>
          </draw:g>
          <draw:frame draw:style-name="gr67" draw:text-style-name="P3" draw:layer="layout" svg:width="3.56cm" svg:height="4.561cm" svg:x="5.594cm" svg:y="7.892cm">
            <draw:text-box>
              <text:p text:style-name="P2"><text:span text:style-name="T22">NOTE: Do not attempt to forcibly or physically stop anyone from leaving – take down plate numbers or relevant description and report to MSL. </text:span></text:p>
            </draw:text-box>
          </draw:frame>
        </draw:g>
        <draw:line draw:style-name="gr24" draw:text-style-name="P3" draw:layer="layout" svg:x1="7.374cm" svg:y1="7.673cm" svg:x2="7.374cm" svg:y2="8.17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draw:stroke-dash draw:name="Dash_5f_0" draw:display-name="Dash_0" draw:style="rect" draw:dots1="1" draw:dots1-length="200%" draw:dots2="1" draw:dots2-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4:33:47.058969000</dc:date>
    <meta:creation-date>2012-06-21T05:29:51Z</meta:creation-date>
    <meta:initial-creator>alanl</meta:initial-creator>
    <meta:generator>LibreOffice/4.4.0.3$MacOSX_X86_64 LibreOffice_project/de093506bcdc5fafd9023ee680b8c60e3e0645d7</meta:generator>
    <meta:editing-duration>PT3M13S</meta:editing-duration>
    <meta:editing-cycles>1</meta:editing-cycles>
    <meta:document-statistic meta:object-count="651"/>
  </office:meta>
</office:document-meta>
</file>